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1e4eb8" officeooo:paragraph-rsid="00131f4f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e4eb8" officeooo:paragraph-rsid="01087ab0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1e4eb8" officeooo:paragraph-rsid="01180be4" style:font-weight-asian="bold" style:font-weight-complex="bold"/>
    </style:style>
    <style:style style:name="P5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32f19b" officeooo:paragraph-rsid="00ab4647" fo:background-color="transparent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fc9709" officeooo:paragraph-rsid="00fc9709" fo:background-color="transparent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fc9709" officeooo:paragraph-rsid="00fda410" fo:background-color="transparent" style:font-weight-asian="bold" style:font-weight-complex="bold"/>
    </style:style>
    <style:style style:name="P9" style:family="paragraph" style:parent-style-name="Standard">
      <style:text-properties fo:language="en" fo:country="US" fo:font-weight="normal" officeooo:rsid="0100f487" officeooo:paragraph-rsid="00fc9709" fo:background-color="#dddd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100f487" officeooo:paragraph-rsid="010c0340" fo:background-color="#dddddd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100f487" officeooo:paragraph-rsid="011720e6" fo:background-color="#dddddd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377c68" officeooo:paragraph-rsid="00ad7526" fo:background-color="transparent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377c68" officeooo:paragraph-rsid="00f05b1d" fo:background-color="transparent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377c68" officeooo:paragraph-rsid="011f408a" fo:background-color="transparent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7d3450" officeooo:paragraph-rsid="00d88c8c" fo:background-color="transparent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d675a6" officeooo:paragraph-rsid="00f05b1d" fo:background-color="transparent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d675a6" officeooo:paragraph-rsid="00f236b6" fo:background-color="transparent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d675a6" officeooo:paragraph-rsid="00f58793" fo:background-color="transparent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d675a6" officeooo:paragraph-rsid="00fa7417" fo:background-color="transparent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fc9709" officeooo:paragraph-rsid="00fc9709" fo:background-color="transparent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fc9709" officeooo:paragraph-rsid="01073f49" fo:background-color="transparent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fc9709" officeooo:paragraph-rsid="0107dcdb" fo:background-color="transparent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100184f" officeooo:paragraph-rsid="01031411" fo:background-color="transparent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100184f" officeooo:paragraph-rsid="010666a3" fo:background-color="transparent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1087ab0" officeooo:paragraph-rsid="01087ab0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1087ab0" officeooo:paragraph-rsid="011f408a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f496d9" officeooo:paragraph-rsid="00f496d9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f88882" officeooo:paragraph-rsid="00fa7417" fo:background-color="transparent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0fdc18b" officeooo:paragraph-rsid="00fdc18b" fo:background-color="transparent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10a2fd0" officeooo:paragraph-rsid="010a2fd0" fo:background-color="transparent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10cb981" officeooo:paragraph-rsid="010ea9e7" fo:background-color="transparent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10cb981" officeooo:paragraph-rsid="010cb981" fo:background-color="transparent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1180be4" officeooo:paragraph-rsid="011a1eb8" fo:background-color="transparent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1180be4" officeooo:paragraph-rsid="011bbf1a" fo:background-color="transparent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0136227" officeooo:paragraph-rsid="013443ce" fo:background-color="transparent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115a11d" officeooo:paragraph-rsid="0115a11d" fo:background-color="transparent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11a1eb8" officeooo:paragraph-rsid="01192861" fo:background-color="transparent" style:font-weight-asian="normal" style:font-weight-complex="normal"/>
    </style:style>
    <style:style style:name="P38" style:family="paragraph" style:parent-style-name="Standard">
      <style:text-properties fo:language="en" fo:country="US" officeooo:rsid="001b8640" officeooo:paragraph-rsid="00131f4f"/>
    </style:style>
    <style:style style:name="P39" style:family="paragraph" style:parent-style-name="Standard">
      <style:text-properties fo:language="en" fo:country="US" fo:font-style="italic" fo:font-weight="normal" officeooo:rsid="007d3450" officeooo:paragraph-rsid="00f58793" fo:background-color="#fff200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language="en" fo:country="US" fo:font-style="italic" fo:font-weight="normal" officeooo:rsid="00fc9709" officeooo:paragraph-rsid="00fda410" fo:background-color="transparent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language="en" fo:country="US" fo:font-style="normal" fo:font-weight="normal" officeooo:rsid="012b9089" officeooo:paragraph-rsid="01318fdd" fo:background-color="transparent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language="en" fo:country="US" fo:font-style="normal" fo:font-weight="normal" officeooo:rsid="0120ecf5" officeooo:paragraph-rsid="0120ecf5" fo:background-color="transparent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language="en" fo:country="US" fo:font-style="normal" fo:font-weight="normal" officeooo:rsid="01269f74" officeooo:paragraph-rsid="01269f74" fo:background-color="transparent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language="en" fo:country="US" fo:font-style="normal" fo:font-weight="normal" officeooo:rsid="01360ca3" officeooo:paragraph-rsid="01360ca3" fo:background-color="transparent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language="en" fo:country="US" fo:font-style="normal" fo:font-weight="normal" officeooo:rsid="013e9e88" officeooo:paragraph-rsid="013ccc4e" fo:background-color="transparent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language="en" fo:country="US" fo:font-style="normal" fo:font-weight="normal" officeooo:rsid="0100f487" officeooo:paragraph-rsid="0137d2bc" fo:background-color="#dddddd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language="en" fo:country="US" fo:font-style="normal" fo:font-weight="normal" officeooo:rsid="0100f487" officeooo:paragraph-rsid="0140085d" fo:background-color="#dddddd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language="en" fo:country="US" fo:font-style="normal" fo:font-weight="normal" officeooo:rsid="0100f487" officeooo:paragraph-rsid="012b9089" fo:background-color="#dddddd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ize="6pt" fo:language="en" fo:country="US" fo:font-weight="bold" officeooo:rsid="001e4eb8" officeooo:paragraph-rsid="0014818c" style:font-size-asian="6pt" style:font-weight-asian="bold" style:font-size-complex="6pt" style:font-weight-complex="bold"/>
    </style:style>
    <style:style style:name="P50" style:family="paragraph" style:parent-style-name="Standard">
      <style:text-properties fo:font-size="6pt" fo:language="en" fo:country="US" fo:font-weight="bold" officeooo:rsid="001e4eb8" officeooo:paragraph-rsid="01087ab0" style:font-size-asian="6pt" style:font-weight-asian="bold" style:font-size-complex="6pt" style:font-weight-complex="bold"/>
    </style:style>
    <style:style style:name="P51" style:family="paragraph" style:parent-style-name="Standard">
      <style:text-properties fo:font-size="6pt" fo:language="en" fo:country="US" fo:font-weight="bold" officeooo:rsid="001e4eb8" officeooo:paragraph-rsid="01143e5a" style:font-size-asian="6pt" style:font-weight-asian="bold" style:font-size-complex="6pt" style:font-weight-complex="bold"/>
    </style:style>
    <style:style style:name="P52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53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54" style:family="paragraph" style:parent-style-name="Standard">
      <style:text-properties fo:color="#999999" fo:language="en" fo:country="US" fo:font-weight="bold" officeooo:rsid="001e4eb8" officeooo:paragraph-rsid="0014818c" style:font-weight-asian="bold" style:font-weight-complex="bold"/>
    </style:style>
    <style:style style:name="P55" style:family="paragraph" style:parent-style-name="Standard">
      <style:text-properties fo:color="#999999" fo:language="en" fo:country="US" fo:font-weight="bold" officeooo:rsid="003b1ec5" officeooo:paragraph-rsid="00131f4f" style:font-weight-asian="bold" style:font-weight-complex="bold"/>
    </style:style>
    <style:style style:name="P56" style:family="paragraph" style:parent-style-name="Standard">
      <style:text-properties officeooo:paragraph-rsid="00ab4647"/>
    </style:style>
    <style:style style:name="P57" style:family="paragraph" style:parent-style-name="Standard">
      <style:text-properties officeooo:paragraph-rsid="00d88c8c"/>
    </style:style>
    <style:style style:name="P58" style:family="paragraph" style:parent-style-name="Standard">
      <style:text-properties officeooo:paragraph-rsid="00d98ac1"/>
    </style:style>
    <style:style style:name="P59" style:family="paragraph" style:parent-style-name="Standard">
      <style:text-properties officeooo:rsid="00db3515" officeooo:paragraph-rsid="00db3515"/>
    </style:style>
    <style:style style:name="P60" style:family="paragraph" style:parent-style-name="Standard">
      <style:text-properties officeooo:rsid="00db3515" officeooo:paragraph-rsid="00ddb156"/>
    </style:style>
    <style:style style:name="P61" style:family="paragraph" style:parent-style-name="Standard">
      <style:text-properties officeooo:rsid="00db3515" officeooo:paragraph-rsid="00eea16f"/>
    </style:style>
    <style:style style:name="P62" style:family="paragraph" style:parent-style-name="Standard">
      <style:text-properties officeooo:paragraph-rsid="00e27fd1"/>
    </style:style>
    <style:style style:name="P63" style:family="paragraph" style:parent-style-name="Standard">
      <style:text-properties officeooo:paragraph-rsid="00e40e7e"/>
    </style:style>
    <style:style style:name="P64" style:family="paragraph" style:parent-style-name="Standard">
      <style:text-properties officeooo:rsid="00e40e7e" officeooo:paragraph-rsid="00e40e7e"/>
    </style:style>
    <style:style style:name="P65" style:family="paragraph" style:parent-style-name="Standard">
      <style:text-properties officeooo:rsid="00e56d11" officeooo:paragraph-rsid="00e56d11"/>
    </style:style>
    <style:style style:name="P66" style:family="paragraph" style:parent-style-name="Standard">
      <style:text-properties officeooo:paragraph-rsid="00e56d11"/>
    </style:style>
    <style:style style:name="P67" style:family="paragraph" style:parent-style-name="Standard">
      <style:text-properties officeooo:paragraph-rsid="00e5ffbf"/>
    </style:style>
    <style:style style:name="P68" style:family="paragraph" style:parent-style-name="Standard">
      <style:text-properties officeooo:paragraph-rsid="00e71e63"/>
    </style:style>
    <style:style style:name="P69" style:family="paragraph" style:parent-style-name="Standard">
      <style:text-properties officeooo:paragraph-rsid="00e734d5"/>
    </style:style>
    <style:style style:name="P70" style:family="paragraph" style:parent-style-name="Standard">
      <style:text-properties officeooo:paragraph-rsid="00eea16f"/>
    </style:style>
    <style:style style:name="P71" style:family="paragraph" style:parent-style-name="Standard">
      <style:text-properties officeooo:rsid="00e734d5" officeooo:paragraph-rsid="00e734d5"/>
    </style:style>
    <style:style style:name="P72" style:family="paragraph" style:parent-style-name="Standard">
      <style:text-properties officeooo:paragraph-rsid="00f05b1d"/>
    </style:style>
    <style:style style:name="P73" style:family="paragraph" style:parent-style-name="Standard">
      <style:text-properties officeooo:paragraph-rsid="00f236b6"/>
    </style:style>
    <style:style style:name="P74" style:family="paragraph" style:parent-style-name="Standard">
      <style:text-properties officeooo:paragraph-rsid="00f33474"/>
    </style:style>
    <style:style style:name="P75" style:family="paragraph" style:parent-style-name="Standard">
      <style:text-properties officeooo:paragraph-rsid="00f496d9"/>
    </style:style>
    <style:style style:name="P76" style:family="paragraph" style:parent-style-name="Standard">
      <style:text-properties officeooo:paragraph-rsid="00f58793"/>
    </style:style>
    <style:style style:name="P77" style:family="paragraph" style:parent-style-name="Standard">
      <style:text-properties officeooo:paragraph-rsid="00f7f935"/>
    </style:style>
    <style:style style:name="P78" style:family="paragraph" style:parent-style-name="Standard">
      <style:text-properties officeooo:paragraph-rsid="00fa5383"/>
    </style:style>
    <style:style style:name="P79" style:family="paragraph" style:parent-style-name="Standard">
      <style:text-properties officeooo:paragraph-rsid="00fa7417"/>
    </style:style>
    <style:style style:name="P80" style:family="paragraph" style:parent-style-name="Standard">
      <style:text-properties officeooo:rsid="00fb269a" officeooo:paragraph-rsid="00fc9709"/>
    </style:style>
    <style:style style:name="P81" style:family="paragraph" style:parent-style-name="Standard">
      <style:text-properties officeooo:paragraph-rsid="00fc9709"/>
    </style:style>
    <style:style style:name="P82" style:family="paragraph" style:parent-style-name="Standard">
      <style:text-properties officeooo:paragraph-rsid="00fda410"/>
    </style:style>
    <style:style style:name="P83" style:family="paragraph" style:parent-style-name="Standard">
      <style:text-properties officeooo:paragraph-rsid="00fdc18b"/>
    </style:style>
    <style:style style:name="P84" style:family="paragraph" style:parent-style-name="Standard">
      <style:text-properties officeooo:rsid="00fe2a69" officeooo:paragraph-rsid="00fe2a69"/>
    </style:style>
    <style:style style:name="P85" style:family="paragraph" style:parent-style-name="Standard">
      <style:text-properties officeooo:paragraph-rsid="00fe2a69"/>
    </style:style>
    <style:style style:name="P86" style:family="paragraph" style:parent-style-name="Standard">
      <style:text-properties officeooo:paragraph-rsid="010125bc"/>
    </style:style>
    <style:style style:name="P87" style:family="paragraph" style:parent-style-name="Standard">
      <style:text-properties officeooo:paragraph-rsid="01031411"/>
    </style:style>
    <style:style style:name="P88" style:family="paragraph" style:parent-style-name="Standard">
      <style:text-properties officeooo:paragraph-rsid="010666a3"/>
    </style:style>
    <style:style style:name="P89" style:family="paragraph" style:parent-style-name="Standard">
      <style:text-properties officeooo:paragraph-rsid="0106f60f"/>
    </style:style>
    <style:style style:name="P90" style:family="paragraph" style:parent-style-name="Standard">
      <style:text-properties officeooo:paragraph-rsid="0107159b"/>
    </style:style>
    <style:style style:name="P91" style:family="paragraph" style:parent-style-name="Standard">
      <style:text-properties officeooo:paragraph-rsid="01087ab0"/>
    </style:style>
    <style:style style:name="P92" style:family="paragraph" style:parent-style-name="Standard">
      <style:text-properties officeooo:paragraph-rsid="00131f4f"/>
    </style:style>
    <style:style style:name="P93" style:family="paragraph" style:parent-style-name="Standard">
      <style:text-properties officeooo:paragraph-rsid="01143e5a"/>
    </style:style>
    <style:style style:name="P94" style:family="paragraph" style:parent-style-name="Standard">
      <style:text-properties officeooo:rsid="010ea9e7" officeooo:paragraph-rsid="0115a11d"/>
    </style:style>
    <style:style style:name="P95" style:family="paragraph" style:parent-style-name="Standard">
      <style:text-properties officeooo:rsid="0115a11d" officeooo:paragraph-rsid="0115a11d"/>
    </style:style>
    <style:style style:name="P96" style:family="paragraph" style:parent-style-name="Standard">
      <style:text-properties officeooo:paragraph-rsid="011724d0"/>
    </style:style>
    <style:style style:name="P97" style:family="paragraph" style:parent-style-name="Standard">
      <style:text-properties officeooo:paragraph-rsid="011a1eb8"/>
    </style:style>
    <style:style style:name="P98" style:family="paragraph" style:parent-style-name="Standard">
      <style:text-properties officeooo:paragraph-rsid="01205afc"/>
    </style:style>
    <style:style style:name="P99" style:family="paragraph" style:parent-style-name="Standard">
      <style:text-properties officeooo:paragraph-rsid="0123bc2f"/>
    </style:style>
    <style:style style:name="P100" style:family="paragraph" style:parent-style-name="Standard">
      <style:text-properties officeooo:paragraph-rsid="01269f74"/>
    </style:style>
    <style:style style:name="P101" style:family="paragraph" style:parent-style-name="Standard">
      <style:text-properties officeooo:paragraph-rsid="0129fdbb"/>
    </style:style>
    <style:style style:name="P102" style:family="paragraph" style:parent-style-name="Standard">
      <style:text-properties officeooo:rsid="012b9089" officeooo:paragraph-rsid="012b9089"/>
    </style:style>
    <style:style style:name="P103" style:family="paragraph" style:parent-style-name="Standard">
      <style:text-properties officeooo:paragraph-rsid="012eec0c"/>
    </style:style>
    <style:style style:name="P104" style:family="paragraph" style:parent-style-name="Standard">
      <style:text-properties officeooo:paragraph-rsid="01311eef"/>
    </style:style>
    <style:style style:name="P105" style:family="paragraph" style:parent-style-name="Standard">
      <style:text-properties officeooo:paragraph-rsid="0131cabe"/>
    </style:style>
    <style:style style:name="P106" style:family="paragraph" style:parent-style-name="Standard">
      <style:text-properties officeooo:paragraph-rsid="0132f056"/>
    </style:style>
    <style:style style:name="P107" style:family="paragraph" style:parent-style-name="Standard">
      <style:text-properties officeooo:paragraph-rsid="013443ce"/>
    </style:style>
    <style:style style:name="P108" style:family="paragraph" style:parent-style-name="Standard">
      <style:text-properties officeooo:rsid="01360ca3" officeooo:paragraph-rsid="01360ca3"/>
    </style:style>
    <style:style style:name="P109" style:family="paragraph" style:parent-style-name="Standard">
      <style:text-properties officeooo:paragraph-rsid="01360ca3"/>
    </style:style>
    <style:style style:name="P110" style:family="paragraph" style:parent-style-name="Standard">
      <style:text-properties officeooo:paragraph-rsid="0137d2bc"/>
    </style:style>
    <style:style style:name="P111" style:family="paragraph" style:parent-style-name="Standard">
      <style:text-properties officeooo:rsid="013e9e88" officeooo:paragraph-rsid="0140085d"/>
    </style:style>
    <style:style style:name="P112" style:family="paragraph" style:parent-style-name="Standard">
      <style:text-properties officeooo:paragraph-rsid="0140085d"/>
    </style:style>
    <style:style style:name="P113" style:family="paragraph" style:parent-style-name="Standard">
      <style:text-properties officeooo:paragraph-rsid="0142f09f"/>
    </style:style>
    <style:style style:name="P114" style:family="paragraph" style:parent-style-name="Standard">
      <style:text-properties officeooo:paragraph-rsid="01450b33"/>
    </style:style>
    <style:style style:name="P115" style:family="paragraph" style:parent-style-name="Standard">
      <style:text-properties officeooo:paragraph-rsid="014539de"/>
    </style:style>
    <style:style style:name="P116" style:family="paragraph" style:parent-style-name="Standard">
      <style:text-properties officeooo:paragraph-rsid="0145bb97"/>
    </style:style>
    <style:style style:name="P117" style:family="paragraph" style:parent-style-name="Standard">
      <style:text-properties officeooo:paragraph-rsid="0102ec8a"/>
    </style:style>
    <style:style style:name="P118" style:family="paragraph" style:parent-style-name="Standard">
      <style:text-properties fo:language="en" fo:country="US" fo:font-weight="normal" officeooo:rsid="0100f487" officeooo:paragraph-rsid="014539de" fo:background-color="#dddddd" style:font-weight-asian="normal" style:font-weight-complex="normal"/>
    </style:style>
    <style:style style:name="P119" style:family="paragraph" style:parent-style-name="Standard">
      <style:text-properties officeooo:paragraph-rsid="0147629c"/>
    </style:style>
    <style:style style:name="P120" style:family="paragraph" style:parent-style-name="Standard">
      <style:text-properties officeooo:paragraph-rsid="00f05b1d"/>
    </style:style>
    <style:style style:name="P121" style:family="paragraph" style:parent-style-name="Standard">
      <style:text-properties officeooo:paragraph-rsid="01476c93"/>
    </style:style>
    <style:style style:name="P122" style:family="paragraph" style:parent-style-name="Standard">
      <style:text-properties officeooo:rsid="0100f487" officeooo:paragraph-rsid="00fc9709"/>
    </style:style>
    <style:style style:name="P123" style:family="paragraph" style:parent-style-name="Standard">
      <style:text-properties officeooo:paragraph-rsid="0115a11d"/>
    </style:style>
    <style:style style:name="P124" style:family="paragraph" style:parent-style-name="Standard">
      <style:text-properties officeooo:paragraph-rsid="014bd8c0"/>
    </style:style>
    <style:style style:name="P125" style:family="paragraph" style:parent-style-name="Standard">
      <style:text-properties officeooo:paragraph-rsid="0123bc2f"/>
    </style:style>
    <style:style style:name="P126" style:family="paragraph" style:parent-style-name="Standard">
      <style:paragraph-properties fo:text-align="justify" style:justify-single-word="false" fo:break-before="page"/>
      <style:text-properties fo:color="#999999" fo:language="en" fo:country="US" fo:font-weight="bold" officeooo:rsid="0032f19b" officeooo:paragraph-rsid="00131f4f" fo:background-color="transparent" style:font-weight-asian="bold" style:font-weight-complex="bold"/>
    </style:style>
    <style:style style:name="T1" style:family="text">
      <style:text-properties officeooo:rsid="0043d0fb"/>
    </style:style>
    <style:style style:name="T2" style:family="text">
      <style:text-properties fo:font-weight="bold" officeooo:rsid="007d3450" fo:background-color="#fff200" loext:char-shading-value="0" style:font-weight-asian="bold" style:font-weight-complex="bold"/>
    </style:style>
    <style:style style:name="T3" style:family="text">
      <style:text-properties fo:font-weight="bold" officeooo:rsid="00fda410" fo:background-color="#fff200" loext:char-shading-value="0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8ceef7" style:font-weight-asian="bold" style:font-weight-complex="bold"/>
    </style:style>
    <style:style style:name="T6" style:family="text">
      <style:text-properties fo:font-weight="bold" officeooo:rsid="00db3515" style:font-weight-asian="bold" style:font-weight-complex="bold"/>
    </style:style>
    <style:style style:name="T7" style:family="text">
      <style:text-properties fo:font-weight="bold" officeooo:rsid="00e40e7e" style:font-weight-asian="bold" style:font-weight-complex="bold"/>
    </style:style>
    <style:style style:name="T8" style:family="text">
      <style:text-properties fo:font-weight="bold" officeooo:rsid="00e56d11" style:font-weight-asian="bold" style:font-weight-complex="bold"/>
    </style:style>
    <style:style style:name="T9" style:family="text">
      <style:text-properties fo:font-weight="bold" officeooo:rsid="00e6a402" style:font-weight-asian="bold" style:font-weight-complex="bold"/>
    </style:style>
    <style:style style:name="T10" style:family="text">
      <style:text-properties fo:font-weight="bold" officeooo:rsid="00fda410" style:font-weight-asian="bold" style:font-weight-complex="bold"/>
    </style:style>
    <style:style style:name="T11" style:family="text">
      <style:text-properties fo:font-weight="bold" officeooo:rsid="010666a3" style:font-weight-asian="bold" style:font-weight-complex="bold"/>
    </style:style>
    <style:style style:name="T12" style:family="text">
      <style:text-properties fo:font-weight="bold" officeooo:rsid="010b0b47" style:font-weight-asian="bold" style:font-weight-complex="bold"/>
    </style:style>
    <style:style style:name="T13" style:family="text">
      <style:text-properties fo:font-weight="bold" officeooo:rsid="011bbf1a" style:font-weight-asian="bold" style:font-weight-complex="bold"/>
    </style:style>
    <style:style style:name="T14" style:family="text">
      <style:text-properties fo:font-weight="bold" officeooo:rsid="0100f487" fo:background-color="#dddddd" loext:char-shading-value="0" style:font-weight-asian="bold" style:font-weight-complex="bold"/>
    </style:style>
    <style:style style:name="T15" style:family="text">
      <style:text-properties fo:font-weight="normal" officeooo:rsid="00db3515" style:font-weight-asian="normal" style:font-weight-complex="normal"/>
    </style:style>
    <style:style style:name="T16" style:family="text">
      <style:text-properties fo:font-weight="normal" officeooo:rsid="00e734d5" style:font-weight-asian="normal" style:font-weight-complex="normal"/>
    </style:style>
    <style:style style:name="T17" style:family="text">
      <style:text-properties fo:font-weight="normal" officeooo:rsid="00eb3bff" style:font-weight-asian="normal" style:font-weight-complex="normal"/>
    </style:style>
    <style:style style:name="T18" style:family="text">
      <style:text-properties officeooo:rsid="0100f487" fo:background-color="#dddddd" loext:char-shading-value="0"/>
    </style:style>
    <style:style style:name="T19" style:family="text">
      <style:text-properties officeooo:rsid="01031411" fo:background-color="#dddddd" loext:char-shading-value="0"/>
    </style:style>
    <style:style style:name="T20" style:family="text">
      <style:text-properties officeooo:rsid="0103c0ab" fo:background-color="#dddddd" loext:char-shading-value="0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e734d5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fda410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d675a6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11bbf1a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d98ac1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fda410" fo:background-color="#fff200" loext:char-shading-value="0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100f487" fo:background-color="#dddddd" loext:char-shading-value="0" style:font-style-asian="italic" style:font-weight-asian="bold" style:font-style-complex="italic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11a1eb8" style:font-style-asian="italic" style:font-style-complex="italic"/>
    </style:style>
    <style:style style:name="T32" style:family="text">
      <style:text-properties fo:font-style="italic" officeooo:rsid="007d3450" fo:background-color="#fff200" loext:char-shading-value="0" style:font-style-asian="italic" style:font-style-complex="italic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d98ac1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7d3450" fo:background-color="#fff200" loext:char-shading-value="0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fda410" fo:background-color="#fff200" loext:char-shading-value="0" style:font-style-asian="normal" style:font-weight-asian="bold" style:font-style-complex="normal" style:font-weight-complex="bold"/>
    </style:style>
    <style:style style:name="T37" style:family="text">
      <style:text-properties fo:font-style="normal" officeooo:rsid="00d98ac1" style:font-style-asian="normal" style:font-style-complex="normal"/>
    </style:style>
    <style:style style:name="T38" style:family="text">
      <style:text-properties fo:font-style="normal" officeooo:rsid="00fda410" fo:background-color="#fff200" loext:char-shading-value="0" style:font-style-asian="normal" style:font-style-complex="normal"/>
    </style:style>
    <style:style style:name="T39" style:family="text">
      <style:text-properties fo:font-style="normal" officeooo:rsid="0100f487" fo:background-color="#dddddd" loext:char-shading-value="0" style:font-style-asian="normal" style:font-style-complex="normal"/>
    </style:style>
    <style:style style:name="T40" style:family="text">
      <style:text-properties officeooo:rsid="00704232"/>
    </style:style>
    <style:style style:name="T41" style:family="text">
      <style:text-properties officeooo:rsid="00fb0d24" fo:background-color="#fff200" loext:char-shading-value="0"/>
    </style:style>
    <style:style style:name="T42" style:family="text">
      <style:text-properties officeooo:rsid="007f05cd" fo:background-color="#fff200" loext:char-shading-value="0"/>
    </style:style>
    <style:style style:name="T43" style:family="text">
      <style:text-properties officeooo:rsid="00373dfb"/>
    </style:style>
    <style:style style:name="T44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45" style:family="text">
      <style:text-properties fo:language="en" fo:country="US" fo:font-weight="normal" officeooo:rsid="007bb7e8" fo:background-color="transparent" loext:char-shading-value="0" style:font-weight-asian="normal" style:font-weight-complex="normal"/>
    </style:style>
    <style:style style:name="T46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47" style:family="text">
      <style:text-properties fo:language="en" fo:country="US" fo:font-weight="normal" officeooo:rsid="00d88c8c" fo:background-color="transparent" loext:char-shading-value="0" style:font-weight-asian="normal" style:font-weight-complex="normal"/>
    </style:style>
    <style:style style:name="T48" style:family="text">
      <style:text-properties fo:language="en" fo:country="US" fo:font-weight="normal" officeooo:rsid="00377c68" fo:background-color="transparent" loext:char-shading-value="0" style:font-weight-asian="normal" style:font-weight-complex="normal"/>
    </style:style>
    <style:style style:name="T49" style:family="text">
      <style:text-properties fo:language="en" fo:country="US" fo:font-weight="normal" officeooo:rsid="00d675a6" fo:background-color="transparent" loext:char-shading-value="0" style:font-weight-asian="normal" style:font-weight-complex="normal"/>
    </style:style>
    <style:style style:name="T50" style:family="text">
      <style:text-properties fo:language="en" fo:country="US" fo:font-weight="normal" officeooo:rsid="00f236b6" fo:background-color="transparent" loext:char-shading-value="0" style:font-weight-asian="normal" style:font-weight-complex="normal"/>
    </style:style>
    <style:style style:name="T51" style:family="text">
      <style:text-properties fo:language="en" fo:country="US" fo:font-weight="normal" officeooo:rsid="00f33474" fo:background-color="transparent" loext:char-shading-value="0" style:font-weight-asian="normal" style:font-weight-complex="normal"/>
    </style:style>
    <style:style style:name="T52" style:family="text">
      <style:text-properties fo:language="en" fo:country="US" fo:font-weight="normal" officeooo:rsid="00f496d9" fo:background-color="transparent" loext:char-shading-value="0" style:font-weight-asian="normal" style:font-weight-complex="normal"/>
    </style:style>
    <style:style style:name="T53" style:family="text">
      <style:text-properties fo:language="en" fo:country="US" fo:font-weight="normal" officeooo:rsid="00f4dbba" fo:background-color="transparent" loext:char-shading-value="0" style:font-weight-asian="normal" style:font-weight-complex="normal"/>
    </style:style>
    <style:style style:name="T54" style:family="text">
      <style:text-properties fo:language="en" fo:country="US" fo:font-weight="normal" officeooo:rsid="00f58793" fo:background-color="transparent" loext:char-shading-value="0" style:font-weight-asian="normal" style:font-weight-complex="normal"/>
    </style:style>
    <style:style style:name="T55" style:family="text">
      <style:text-properties fo:language="en" fo:country="US" fo:font-weight="normal" officeooo:rsid="00f7f935" fo:background-color="transparent" loext:char-shading-value="0" style:font-weight-asian="normal" style:font-weight-complex="normal"/>
    </style:style>
    <style:style style:name="T56" style:family="text">
      <style:text-properties fo:language="en" fo:country="US" fo:font-weight="normal" officeooo:rsid="00f88882" fo:background-color="transparent" loext:char-shading-value="0" style:font-weight-asian="normal" style:font-weight-complex="normal"/>
    </style:style>
    <style:style style:name="T57" style:family="text">
      <style:text-properties fo:language="en" fo:country="US" fo:font-weight="normal" officeooo:rsid="00fa5383" fo:background-color="transparent" loext:char-shading-value="0" style:font-weight-asian="normal" style:font-weight-complex="normal"/>
    </style:style>
    <style:style style:name="T58" style:family="text">
      <style:text-properties fo:language="en" fo:country="US" fo:font-weight="normal" officeooo:rsid="00fa7417" fo:background-color="transparent" loext:char-shading-value="0" style:font-weight-asian="normal" style:font-weight-complex="normal"/>
    </style:style>
    <style:style style:name="T59" style:family="text">
      <style:text-properties fo:language="en" fo:country="US" fo:font-weight="normal" officeooo:rsid="00fb269a" fo:background-color="transparent" loext:char-shading-value="0" style:font-weight-asian="normal" style:font-weight-complex="normal"/>
    </style:style>
    <style:style style:name="T60" style:family="text">
      <style:text-properties fo:language="en" fo:country="US" fo:font-weight="normal" officeooo:rsid="00fc9709" fo:background-color="transparent" loext:char-shading-value="0" style:font-weight-asian="normal" style:font-weight-complex="normal"/>
    </style:style>
    <style:style style:name="T61" style:family="text">
      <style:text-properties fo:language="en" fo:country="US" fo:font-weight="normal" officeooo:rsid="00e734d5" fo:background-color="transparent" loext:char-shading-value="0" style:font-weight-asian="normal" style:font-weight-complex="normal"/>
    </style:style>
    <style:style style:name="T62" style:family="text">
      <style:text-properties fo:language="en" fo:country="US" fo:font-weight="normal" officeooo:rsid="00fda410" fo:background-color="transparent" loext:char-shading-value="0" style:font-weight-asian="normal" style:font-weight-complex="normal"/>
    </style:style>
    <style:style style:name="T63" style:family="text">
      <style:text-properties fo:language="en" fo:country="US" fo:font-weight="normal" officeooo:rsid="00fdc18b" fo:background-color="transparent" loext:char-shading-value="0" style:font-weight-asian="normal" style:font-weight-complex="normal"/>
    </style:style>
    <style:style style:name="T64" style:family="text">
      <style:text-properties fo:language="en" fo:country="US" fo:font-weight="normal" officeooo:rsid="00fe2a69" fo:background-color="transparent" loext:char-shading-value="0" style:font-weight-asian="normal" style:font-weight-complex="normal"/>
    </style:style>
    <style:style style:name="T65" style:family="text">
      <style:text-properties fo:language="en" fo:country="US" fo:font-weight="normal" officeooo:rsid="00fe5ea0" fo:background-color="transparent" loext:char-shading-value="0" style:font-weight-asian="normal" style:font-weight-complex="normal"/>
    </style:style>
    <style:style style:name="T66" style:family="text">
      <style:text-properties fo:language="en" fo:country="US" fo:font-weight="normal" officeooo:rsid="0100184f" fo:background-color="transparent" loext:char-shading-value="0" style:font-weight-asian="normal" style:font-weight-complex="normal"/>
    </style:style>
    <style:style style:name="T67" style:family="text">
      <style:text-properties fo:language="en" fo:country="US" fo:font-weight="normal" officeooo:rsid="010125bc" fo:background-color="transparent" loext:char-shading-value="0" style:font-weight-asian="normal" style:font-weight-complex="normal"/>
    </style:style>
    <style:style style:name="T68" style:family="text">
      <style:text-properties fo:language="en" fo:country="US" fo:font-weight="normal" officeooo:rsid="0101e53d" fo:background-color="transparent" loext:char-shading-value="0" style:font-weight-asian="normal" style:font-weight-complex="normal"/>
    </style:style>
    <style:style style:name="T69" style:family="text">
      <style:text-properties fo:language="en" fo:country="US" fo:font-weight="normal" officeooo:rsid="01053058" fo:background-color="transparent" loext:char-shading-value="0" style:font-weight-asian="normal" style:font-weight-complex="normal"/>
    </style:style>
    <style:style style:name="T70" style:family="text">
      <style:text-properties fo:language="en" fo:country="US" fo:font-weight="normal" officeooo:rsid="01031411" fo:background-color="transparent" loext:char-shading-value="0" style:font-weight-asian="normal" style:font-weight-complex="normal"/>
    </style:style>
    <style:style style:name="T71" style:family="text">
      <style:text-properties fo:language="en" fo:country="US" fo:font-weight="normal" officeooo:rsid="0106f60f" fo:background-color="transparent" loext:char-shading-value="0" style:font-weight-asian="normal" style:font-weight-complex="normal"/>
    </style:style>
    <style:style style:name="T72" style:family="text">
      <style:text-properties fo:language="en" fo:country="US" fo:font-weight="normal" officeooo:rsid="0107159b" fo:background-color="transparent" loext:char-shading-value="0" style:font-weight-asian="normal" style:font-weight-complex="normal"/>
    </style:style>
    <style:style style:name="T73" style:family="text">
      <style:text-properties fo:language="en" fo:country="US" fo:font-weight="normal" officeooo:rsid="0107dcdb" fo:background-color="transparent" loext:char-shading-value="0" style:font-weight-asian="normal" style:font-weight-complex="normal"/>
    </style:style>
    <style:style style:name="T74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75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76" style:family="text">
      <style:text-properties fo:language="en" fo:country="US" fo:font-weight="normal" officeooo:rsid="010a2fd0" fo:background-color="transparent" loext:char-shading-value="0" style:font-weight-asian="normal" style:font-weight-complex="normal"/>
    </style:style>
    <style:style style:name="T77" style:family="text">
      <style:text-properties fo:language="en" fo:country="US" fo:font-weight="normal" officeooo:rsid="010cb981" fo:background-color="transparent" loext:char-shading-value="0" style:font-weight-asian="normal" style:font-weight-complex="normal"/>
    </style:style>
    <style:style style:name="T78" style:family="text">
      <style:text-properties fo:language="en" fo:country="US" fo:font-weight="normal" officeooo:rsid="010ea9e7" fo:background-color="transparent" loext:char-shading-value="0" style:font-weight-asian="normal" style:font-weight-complex="normal"/>
    </style:style>
    <style:style style:name="T79" style:family="text">
      <style:text-properties fo:language="en" fo:country="US" fo:font-weight="normal" officeooo:rsid="010f4f35" fo:background-color="transparent" loext:char-shading-value="0" style:font-weight-asian="normal" style:font-weight-complex="normal"/>
    </style:style>
    <style:style style:name="T80" style:family="text">
      <style:text-properties fo:language="en" fo:country="US" fo:font-weight="normal" officeooo:rsid="01143e5a" fo:background-color="transparent" loext:char-shading-value="0" style:font-weight-asian="normal" style:font-weight-complex="normal"/>
    </style:style>
    <style:style style:name="T81" style:family="text">
      <style:text-properties fo:language="en" fo:country="US" fo:font-weight="normal" officeooo:rsid="0115a11d" fo:background-color="transparent" loext:char-shading-value="0" style:font-weight-asian="normal" style:font-weight-complex="normal"/>
    </style:style>
    <style:style style:name="T82" style:family="text">
      <style:text-properties fo:language="en" fo:country="US" fo:font-weight="normal" officeooo:rsid="011720e6" fo:background-color="transparent" loext:char-shading-value="0" style:font-weight-asian="normal" style:font-weight-complex="normal"/>
    </style:style>
    <style:style style:name="T83" style:family="text">
      <style:text-properties fo:language="en" fo:country="US" fo:font-weight="normal" officeooo:rsid="011724d0" fo:background-color="transparent" loext:char-shading-value="0" style:font-weight-asian="normal" style:font-weight-complex="normal"/>
    </style:style>
    <style:style style:name="T84" style:family="text">
      <style:text-properties fo:language="en" fo:country="US" fo:font-weight="normal" officeooo:rsid="01180be4" fo:background-color="transparent" loext:char-shading-value="0" style:font-weight-asian="normal" style:font-weight-complex="normal"/>
    </style:style>
    <style:style style:name="T85" style:family="text">
      <style:text-properties fo:language="en" fo:country="US" fo:font-weight="normal" officeooo:rsid="01192861" fo:background-color="transparent" loext:char-shading-value="0" style:font-weight-asian="normal" style:font-weight-complex="normal"/>
    </style:style>
    <style:style style:name="T86" style:family="text">
      <style:text-properties fo:language="en" fo:country="US" fo:font-weight="normal" officeooo:rsid="011a1eb8" fo:background-color="transparent" loext:char-shading-value="0" style:font-weight-asian="normal" style:font-weight-complex="normal"/>
    </style:style>
    <style:style style:name="T87" style:family="text">
      <style:text-properties fo:language="en" fo:country="US" fo:font-weight="normal" officeooo:rsid="00db3515" fo:background-color="transparent" loext:char-shading-value="0" style:font-weight-asian="normal" style:font-weight-complex="normal"/>
    </style:style>
    <style:style style:name="T88" style:family="text">
      <style:text-properties fo:language="en" fo:country="US" fo:font-weight="normal" officeooo:rsid="0143f6f4" fo:background-color="transparent" loext:char-shading-value="0" style:font-weight-asian="normal" style:font-weight-complex="normal"/>
    </style:style>
    <style:style style:name="T89" style:family="text">
      <style:text-properties fo:language="en" fo:country="US" fo:font-weight="normal" officeooo:rsid="01450b33" fo:background-color="transparent" loext:char-shading-value="0" style:font-weight-asian="normal" style:font-weight-complex="normal"/>
    </style:style>
    <style:style style:name="T90" style:family="text">
      <style:text-properties fo:language="en" fo:country="US" fo:font-weight="normal" officeooo:rsid="0145bb97" fo:background-color="transparent" loext:char-shading-value="0" style:font-weight-asian="normal" style:font-weight-complex="normal"/>
    </style:style>
    <style:style style:name="T91" style:family="text">
      <style:text-properties fo:language="en" fo:country="US" fo:font-weight="normal" officeooo:rsid="01476c93" fo:background-color="transparent" loext:char-shading-value="0" style:font-weight-asian="normal" style:font-weight-complex="normal"/>
    </style:style>
    <style:style style:name="T92" style:family="text">
      <style:text-properties fo:language="en" fo:country="US" fo:font-weight="normal" officeooo:rsid="01073f49" fo:background-color="transparent" loext:char-shading-value="0" style:font-weight-asian="normal" style:font-weight-complex="normal"/>
    </style:style>
    <style:style style:name="T93" style:family="text">
      <style:text-properties fo:language="en" fo:country="US" fo:font-weight="normal" officeooo:rsid="01495786" fo:background-color="transparent" loext:char-shading-value="0" style:font-weight-asian="normal" style:font-weight-complex="normal"/>
    </style:style>
    <style:style style:name="T94" style:family="text">
      <style:text-properties fo:language="en" fo:country="US" fo:font-weight="normal" officeooo:rsid="014a7728" fo:background-color="transparent" loext:char-shading-value="0" style:font-weight-asian="normal" style:font-weight-complex="normal"/>
    </style:style>
    <style:style style:name="T95" style:family="text">
      <style:text-properties fo:language="en" fo:country="US" fo:font-weight="normal" officeooo:rsid="014bd8c0" fo:background-color="transparent" loext:char-shading-value="0" style:font-weight-asian="normal" style:font-weight-complex="normal"/>
    </style:style>
    <style:style style:name="T96" style:family="text">
      <style:text-properties fo:language="en" fo:country="US" fo:font-weight="normal" officeooo:rsid="014c8dc7" fo:background-color="transparent" loext:char-shading-value="0" style:font-weight-asian="normal" style:font-weight-complex="normal"/>
    </style:style>
    <style:style style:name="T97" style:family="text">
      <style:text-properties fo:language="en" fo:country="US" fo:font-weight="normal" officeooo:rsid="0032ee51" style:font-weight-asian="normal" style:font-weight-complex="normal"/>
    </style:style>
    <style:style style:name="T98" style:family="text">
      <style:text-properties fo:language="en" fo:country="US" fo:font-weight="normal" officeooo:rsid="00d88c8c" style:font-weight-asian="normal" style:font-weight-complex="normal"/>
    </style:style>
    <style:style style:name="T99" style:family="text">
      <style:text-properties fo:language="en" fo:country="US" fo:font-weight="normal" officeooo:rsid="0094c10f" fo:background-color="#fff200" loext:char-shading-value="0" style:font-weight-asian="normal" style:font-weight-complex="normal"/>
    </style:style>
    <style:style style:name="T100" style:family="text">
      <style:text-properties fo:language="en" fo:country="US" fo:font-weight="normal" fo:background-color="#dddddd" loext:char-shading-value="0" style:font-weight-asian="normal" style:font-weight-complex="normal"/>
    </style:style>
    <style:style style:name="T101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102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103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104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105" style:family="text">
      <style:text-properties fo:language="en" fo:country="US" fo:font-weight="normal" officeooo:rsid="00e02c29" fo:background-color="#dddddd" loext:char-shading-value="0" style:font-weight-asian="normal" style:font-weight-complex="normal"/>
    </style:style>
    <style:style style:name="T106" style:family="text">
      <style:text-properties fo:language="en" fo:country="US" fo:font-weight="normal" officeooo:rsid="0101e53d" fo:background-color="#dddddd" loext:char-shading-value="0" style:font-weight-asian="normal" style:font-weight-complex="normal"/>
    </style:style>
    <style:style style:name="T107" style:family="text">
      <style:text-properties fo:language="en" fo:country="US" fo:font-weight="normal" officeooo:rsid="0103c0ab" fo:background-color="#dddddd" loext:char-shading-value="0" style:font-weight-asian="normal" style:font-weight-complex="normal"/>
    </style:style>
    <style:style style:name="T108" style:family="text">
      <style:text-properties fo:language="en" fo:country="US" fo:font-weight="normal" officeooo:rsid="01476c93" fo:background-color="#dddddd" loext:char-shading-value="0" style:font-weight-asian="normal" style:font-weight-complex="normal"/>
    </style:style>
    <style:style style:name="T109" style:family="text">
      <style:text-properties fo:language="en" fo:country="US" fo:font-weight="normal" officeooo:rsid="009c4bac" fo:background-color="#ffffff" loext:char-shading-value="0" style:font-weight-asian="normal" style:font-weight-complex="normal"/>
    </style:style>
    <style:style style:name="T110" style:family="text">
      <style:text-properties fo:language="en" fo:country="US"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111" style:family="text">
      <style:text-properties fo:language="en" fo:country="US" fo:font-style="italic" fo:font-weight="bold" officeooo:rsid="0107dcdb" fo:background-color="#fff200" loext:char-shading-value="0" style:font-style-asian="italic" style:font-weight-asian="bold" style:font-style-complex="italic" style:font-weight-complex="bold"/>
    </style:style>
    <style:style style:name="T112" style:family="text">
      <style:text-properties fo:language="en" fo:country="US" fo:font-style="italic" fo:font-weight="bold" officeooo:rsid="00fda410" fo:background-color="#fff200" loext:char-shading-value="0" style:font-style-asian="italic" style:font-weight-asian="bold" style:font-style-complex="italic" style:font-weight-complex="bold"/>
    </style:style>
    <style:style style:name="T113" style:family="text">
      <style:text-properties fo:language="en" fo:country="US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14" style:family="text">
      <style:text-properties fo:language="en" fo:country="US" fo:font-style="italic" fo:font-weight="bold" officeooo:rsid="00f236b6" fo:background-color="transparent" loext:char-shading-value="0" style:font-style-asian="italic" style:font-weight-asian="bold" style:font-style-complex="italic" style:font-weight-complex="bold"/>
    </style:style>
    <style:style style:name="T115" style:family="text">
      <style:text-properties fo:language="en" fo:country="US" fo:font-style="italic" fo:font-weight="bold" officeooo:rsid="00f33474" fo:background-color="transparent" loext:char-shading-value="0" style:font-style-asian="italic" style:font-weight-asian="bold" style:font-style-complex="italic" style:font-weight-complex="bold"/>
    </style:style>
    <style:style style:name="T116" style:family="text">
      <style:text-properties fo:language="en" fo:country="US" fo:font-style="italic" fo:font-weight="bold" officeooo:rsid="00f496d9" fo:background-color="transparent" loext:char-shading-value="0" style:font-style-asian="italic" style:font-weight-asian="bold" style:font-style-complex="italic" style:font-weight-complex="bold"/>
    </style:style>
    <style:style style:name="T117" style:family="text">
      <style:text-properties fo:language="en" fo:country="US" fo:font-style="italic" fo:font-weight="bold" officeooo:rsid="00f4dbba" fo:background-color="transparent" loext:char-shading-value="0" style:font-style-asian="italic" style:font-weight-asian="bold" style:font-style-complex="italic" style:font-weight-complex="bold"/>
    </style:style>
    <style:style style:name="T118" style:family="text">
      <style:text-properties fo:language="en" fo:country="US" fo:font-style="italic" fo:font-weight="bold" officeooo:rsid="00d675a6" fo:background-color="transparent" loext:char-shading-value="0" style:font-style-asian="italic" style:font-weight-asian="bold" style:font-style-complex="italic" style:font-weight-complex="bold"/>
    </style:style>
    <style:style style:name="T119" style:family="text">
      <style:text-properties fo:language="en" fo:country="US" fo:font-style="italic" fo:font-weight="bold" officeooo:rsid="00fc9709" fo:background-color="transparent" loext:char-shading-value="0" style:font-style-asian="italic" style:font-weight-asian="bold" style:font-style-complex="italic" style:font-weight-complex="bold"/>
    </style:style>
    <style:style style:name="T120" style:family="text">
      <style:text-properties fo:language="en" fo:country="US" fo:font-style="italic" fo:font-weight="bold" officeooo:rsid="00fe2a69" fo:background-color="transparent" loext:char-shading-value="0" style:font-style-asian="italic" style:font-weight-asian="bold" style:font-style-complex="italic" style:font-weight-complex="bold"/>
    </style:style>
    <style:style style:name="T121" style:family="text">
      <style:text-properties fo:language="en" fo:country="US" fo:font-style="italic" fo:font-weight="bold" officeooo:rsid="010125bc" fo:background-color="transparent" loext:char-shading-value="0" style:font-style-asian="italic" style:font-weight-asian="bold" style:font-style-complex="italic" style:font-weight-complex="bold"/>
    </style:style>
    <style:style style:name="T122" style:family="text">
      <style:text-properties fo:language="en" fo:country="US" fo:font-style="italic" fo:font-weight="bold" officeooo:rsid="010cb981" fo:background-color="transparent" loext:char-shading-value="0" style:font-style-asian="italic" style:font-weight-asian="bold" style:font-style-complex="italic" style:font-weight-complex="bold"/>
    </style:style>
    <style:style style:name="T123" style:family="text">
      <style:text-properties fo:language="en" fo:country="US" fo:font-style="italic" fo:font-weight="bold" officeooo:rsid="011a1eb8" fo:background-color="transparent" loext:char-shading-value="0" style:font-style-asian="italic" style:font-weight-asian="bold" style:font-style-complex="italic" style:font-weight-complex="bold"/>
    </style:style>
    <style:style style:name="T124" style:family="text">
      <style:text-properties fo:language="en" fo:country="US" fo:font-style="italic" fo:font-weight="bold" officeooo:rsid="00377c68" fo:background-color="transparent" loext:char-shading-value="0" style:font-style-asian="italic" style:font-weight-asian="bold" style:font-style-complex="italic" style:font-weight-complex="bold"/>
    </style:style>
    <style:style style:name="T125" style:family="text">
      <style:text-properties fo:language="en" fo:country="US" fo:font-style="italic" fo:font-weight="bold" officeooo:rsid="012eec0c" fo:background-color="transparent" loext:char-shading-value="0" style:font-style-asian="italic" style:font-weight-asian="bold" style:font-style-complex="italic" style:font-weight-complex="bold"/>
    </style:style>
    <style:style style:name="T126" style:family="text">
      <style:text-properties fo:language="en" fo:country="US" fo:font-style="italic" fo:font-weight="bold" officeooo:rsid="0131cabe" fo:background-color="transparent" loext:char-shading-value="0" style:font-style-asian="italic" style:font-weight-asian="bold" style:font-style-complex="italic" style:font-weight-complex="bold"/>
    </style:style>
    <style:style style:name="T127" style:family="text">
      <style:text-properties fo:language="en" fo:country="US" fo:font-style="italic" fo:font-weight="bold" officeooo:rsid="01365f38" fo:background-color="transparent" loext:char-shading-value="0" style:font-style-asian="italic" style:font-weight-asian="bold" style:font-style-complex="italic" style:font-weight-complex="bold"/>
    </style:style>
    <style:style style:name="T128" style:family="text">
      <style:text-properties fo:language="en" fo:country="US" fo:font-style="italic" fo:font-weight="bold" officeooo:rsid="0140085d" fo:background-color="transparent" loext:char-shading-value="0" style:font-style-asian="italic" style:font-weight-asian="bold" style:font-style-complex="italic" style:font-weight-complex="bold"/>
    </style:style>
    <style:style style:name="T129" style:family="text">
      <style:text-properties fo:language="en" fo:country="US" fo:font-style="italic" fo:font-weight="bold" officeooo:rsid="0100184f" fo:background-color="transparent" loext:char-shading-value="0" style:font-style-asian="italic" style:font-weight-asian="bold" style:font-style-complex="italic" style:font-weight-complex="bold"/>
    </style:style>
    <style:style style:name="T130" style:family="text">
      <style:text-properties fo:language="en" fo:country="US" fo:font-style="italic" fo:font-weight="normal" officeooo:rsid="0100f487" fo:background-color="#dddddd" loext:char-shading-value="0" style:font-style-asian="italic" style:font-weight-asian="normal" style:font-style-complex="italic" style:font-weight-complex="normal"/>
    </style:style>
    <style:style style:name="T131" style:family="text">
      <style:text-properties fo:language="en" fo:country="US" fo:font-style="italic" fo:font-weight="normal" officeooo:rsid="0103c0ab" fo:background-color="#dddddd" loext:char-shading-value="0" style:font-style-asian="italic" style:font-weight-asian="normal" style:font-style-complex="italic" style:font-weight-complex="normal"/>
    </style:style>
    <style:style style:name="T132" style:family="text">
      <style:text-properties fo:language="en" fo:country="US" fo:font-style="italic" fo:font-weight="normal" officeooo:rsid="00f33474" fo:background-color="transparent" loext:char-shading-value="0" style:font-style-asian="italic" style:font-weight-asian="normal" style:font-style-complex="italic" style:font-weight-complex="normal"/>
    </style:style>
    <style:style style:name="T133" style:family="text">
      <style:text-properties fo:language="en" fo:country="US" fo:font-style="italic" fo:font-weight="normal" officeooo:rsid="00f88882" fo:background-color="transparent" loext:char-shading-value="0" style:font-style-asian="italic" style:font-weight-asian="normal" style:font-style-complex="italic" style:font-weight-complex="normal"/>
    </style:style>
    <style:style style:name="T134" style:family="text">
      <style:text-properties fo:language="en" fo:country="US" fo:font-style="italic" fo:font-weight="normal" officeooo:rsid="01031411" fo:background-color="transparent" loext:char-shading-value="0" style:font-style-asian="italic" style:font-weight-asian="normal" style:font-style-complex="italic" style:font-weight-complex="normal"/>
    </style:style>
    <style:style style:name="T135" style:family="text">
      <style:text-properties fo:language="en" fo:country="US" fo:font-style="italic" fo:font-weight="normal" officeooo:rsid="00377c68" fo:background-color="transparent" loext:char-shading-value="0" style:font-style-asian="italic" style:font-weight-asian="normal" style:font-style-complex="italic" style:font-weight-complex="normal"/>
    </style:style>
    <style:style style:name="T136" style:family="text">
      <style:text-properties fo:language="en" fo:country="US" fo:font-style="italic" fo:font-weight="normal" officeooo:rsid="00d675a6" fo:background-color="transparent" loext:char-shading-value="0" style:font-style-asian="italic" style:font-weight-asian="normal" style:font-style-complex="italic" style:font-weight-complex="normal"/>
    </style:style>
    <style:style style:name="T137" style:family="text">
      <style:text-properties fo:language="en" fo:country="US" fo:font-style="italic" fo:font-weight="normal" officeooo:rsid="01476c93" fo:background-color="transparent" loext:char-shading-value="0" style:font-style-asian="italic" style:font-weight-asian="normal" style:font-style-complex="italic" style:font-weight-complex="normal"/>
    </style:style>
    <style:style style:name="T138" style:family="text">
      <style:text-properties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39" style:family="text">
      <style:text-properties fo:language="en" fo:country="US" fo:font-style="normal" fo:font-weight="normal" officeooo:rsid="00d98ac1" fo:background-color="transparent" loext:char-shading-value="0" style:font-style-asian="normal" style:font-weight-asian="normal" style:font-style-complex="normal" style:font-weight-complex="normal"/>
    </style:style>
    <style:style style:name="T140" style:family="text">
      <style:text-properties fo:language="en" fo:country="US" fo:font-style="normal" fo:font-weight="normal" officeooo:rsid="00db3515" fo:background-color="transparent" loext:char-shading-value="0" style:font-style-asian="normal" style:font-weight-asian="normal" style:font-style-complex="normal" style:font-weight-complex="normal"/>
    </style:style>
    <style:style style:name="T141" style:family="text">
      <style:text-properties fo:language="en" fo:country="US" fo:font-style="normal" fo:font-weight="normal" officeooo:rsid="00d675a6" fo:background-color="transparent" loext:char-shading-value="0" style:font-style-asian="normal" style:font-weight-asian="normal" style:font-style-complex="normal" style:font-weight-complex="normal"/>
    </style:style>
    <style:style style:name="T142" style:family="text">
      <style:text-properties fo:language="en" fo:country="US" fo:font-style="normal" fo:font-weight="normal" officeooo:rsid="00f58793" fo:background-color="transparent" loext:char-shading-value="0" style:font-style-asian="normal" style:font-weight-asian="normal" style:font-style-complex="normal" style:font-weight-complex="normal"/>
    </style:style>
    <style:style style:name="T143" style:family="text">
      <style:text-properties fo:language="en" fo:country="US" fo:font-style="normal" fo:font-weight="normal" officeooo:rsid="00f7f935" fo:background-color="transparent" loext:char-shading-value="0" style:font-style-asian="normal" style:font-weight-asian="normal" style:font-style-complex="normal" style:font-weight-complex="normal"/>
    </style:style>
    <style:style style:name="T144" style:family="text">
      <style:text-properties fo:language="en" fo:country="US" fo:font-style="normal" fo:font-weight="normal" officeooo:rsid="010ea9e7" fo:background-color="transparent" loext:char-shading-value="0" style:font-style-asian="normal" style:font-weight-asian="normal" style:font-style-complex="normal" style:font-weight-complex="normal"/>
    </style:style>
    <style:style style:name="T145" style:family="text">
      <style:text-properties fo:language="en" fo:country="US" fo:font-style="normal" fo:font-weight="normal" officeooo:rsid="010cb981" fo:background-color="transparent" loext:char-shading-value="0" style:font-style-asian="normal" style:font-weight-asian="normal" style:font-style-complex="normal" style:font-weight-complex="normal"/>
    </style:style>
    <style:style style:name="T146" style:family="text">
      <style:text-properties fo:language="en" fo:country="US" fo:font-style="normal" fo:font-weight="normal" officeooo:rsid="0120ecf5" fo:background-color="transparent" loext:char-shading-value="0" style:font-style-asian="normal" style:font-weight-asian="normal" style:font-style-complex="normal" style:font-weight-complex="normal"/>
    </style:style>
    <style:style style:name="T147" style:family="text">
      <style:text-properties fo:language="en" fo:country="US" fo:font-style="normal" fo:font-weight="normal" officeooo:rsid="011f408a" fo:background-color="transparent" loext:char-shading-value="0" style:font-style-asian="normal" style:font-weight-asian="normal" style:font-style-complex="normal" style:font-weight-complex="normal"/>
    </style:style>
    <style:style style:name="T148" style:family="text">
      <style:text-properties fo:language="en" fo:country="US" fo:font-style="normal" fo:font-weight="normal" officeooo:rsid="01217d18" fo:background-color="transparent" loext:char-shading-value="0" style:font-style-asian="normal" style:font-weight-asian="normal" style:font-style-complex="normal" style:font-weight-complex="normal"/>
    </style:style>
    <style:style style:name="T149" style:family="text">
      <style:text-properties fo:language="en" fo:country="US" fo:font-style="normal" fo:font-weight="normal" officeooo:rsid="0128d918" fo:background-color="transparent" loext:char-shading-value="0" style:font-style-asian="normal" style:font-weight-asian="normal" style:font-style-complex="normal" style:font-weight-complex="normal"/>
    </style:style>
    <style:style style:name="T150" style:family="text">
      <style:text-properties fo:language="en" fo:country="US" fo:font-style="normal" fo:font-weight="normal" officeooo:rsid="01269f74" fo:background-color="transparent" loext:char-shading-value="0" style:font-style-asian="normal" style:font-weight-asian="normal" style:font-style-complex="normal" style:font-weight-complex="normal"/>
    </style:style>
    <style:style style:name="T151" style:family="text">
      <style:text-properties fo:language="en" fo:country="US" fo:font-style="normal" fo:font-weight="normal" officeooo:rsid="0129fdbb" fo:background-color="transparent" loext:char-shading-value="0" style:font-style-asian="normal" style:font-weight-asian="normal" style:font-style-complex="normal" style:font-weight-complex="normal"/>
    </style:style>
    <style:style style:name="T152" style:family="text">
      <style:text-properties fo:language="en" fo:country="US" fo:font-style="normal" fo:font-weight="normal" officeooo:rsid="011bbf1a" fo:background-color="transparent" loext:char-shading-value="0" style:font-style-asian="normal" style:font-weight-asian="normal" style:font-style-complex="normal" style:font-weight-complex="normal"/>
    </style:style>
    <style:style style:name="T153" style:family="text">
      <style:text-properties fo:language="en" fo:country="US" fo:font-style="normal" fo:font-weight="normal" officeooo:rsid="012d014e" fo:background-color="transparent" loext:char-shading-value="0" style:font-style-asian="normal" style:font-weight-asian="normal" style:font-style-complex="normal" style:font-weight-complex="normal"/>
    </style:style>
    <style:style style:name="T154" style:family="text">
      <style:text-properties fo:language="en" fo:country="US" fo:font-style="normal" fo:font-weight="normal" officeooo:rsid="012b9089" fo:background-color="transparent" loext:char-shading-value="0" style:font-style-asian="normal" style:font-weight-asian="normal" style:font-style-complex="normal" style:font-weight-complex="normal"/>
    </style:style>
    <style:style style:name="T155" style:family="text">
      <style:text-properties fo:language="en" fo:country="US" fo:font-style="normal" fo:font-weight="normal" officeooo:rsid="012eec0c" fo:background-color="transparent" loext:char-shading-value="0" style:font-style-asian="normal" style:font-weight-asian="normal" style:font-style-complex="normal" style:font-weight-complex="normal"/>
    </style:style>
    <style:style style:name="T156" style:family="text">
      <style:text-properties fo:language="en" fo:country="US" fo:font-style="normal" fo:font-weight="normal" officeooo:rsid="0127ad12" fo:background-color="transparent" loext:char-shading-value="0" style:font-style-asian="normal" style:font-weight-asian="normal" style:font-style-complex="normal" style:font-weight-complex="normal"/>
    </style:style>
    <style:style style:name="T157" style:family="text">
      <style:text-properties fo:language="en" fo:country="US" fo:font-style="normal" fo:font-weight="normal" officeooo:rsid="01311eef" fo:background-color="transparent" loext:char-shading-value="0" style:font-style-asian="normal" style:font-weight-asian="normal" style:font-style-complex="normal" style:font-weight-complex="normal"/>
    </style:style>
    <style:style style:name="T158" style:family="text">
      <style:text-properties fo:language="en" fo:country="US" fo:font-style="normal" fo:font-weight="normal" officeooo:rsid="0131cabe" fo:background-color="transparent" loext:char-shading-value="0" style:font-style-asian="normal" style:font-weight-asian="normal" style:font-style-complex="normal" style:font-weight-complex="normal"/>
    </style:style>
    <style:style style:name="T159" style:family="text">
      <style:text-properties fo:language="en" fo:country="US" fo:font-style="normal" fo:font-weight="normal" officeooo:rsid="01318fdd" fo:background-color="transparent" loext:char-shading-value="0" style:font-style-asian="normal" style:font-weight-asian="normal" style:font-style-complex="normal" style:font-weight-complex="normal"/>
    </style:style>
    <style:style style:name="T160" style:family="text">
      <style:text-properties fo:language="en" fo:country="US" fo:font-style="normal" fo:font-weight="normal" officeooo:rsid="0132f056" fo:background-color="transparent" loext:char-shading-value="0" style:font-style-asian="normal" style:font-weight-asian="normal" style:font-style-complex="normal" style:font-weight-complex="normal"/>
    </style:style>
    <style:style style:name="T161" style:family="text">
      <style:text-properties fo:language="en" fo:country="US" fo:font-style="normal" fo:font-weight="normal" officeooo:rsid="013443ce" fo:background-color="transparent" loext:char-shading-value="0" style:font-style-asian="normal" style:font-weight-asian="normal" style:font-style-complex="normal" style:font-weight-complex="normal"/>
    </style:style>
    <style:style style:name="T162" style:family="text">
      <style:text-properties fo:language="en" fo:country="US" fo:font-style="normal" fo:font-weight="normal" officeooo:rsid="01360ca3" fo:background-color="transparent" loext:char-shading-value="0" style:font-style-asian="normal" style:font-weight-asian="normal" style:font-style-complex="normal" style:font-weight-complex="normal"/>
    </style:style>
    <style:style style:name="T163" style:family="text">
      <style:text-properties fo:language="en" fo:country="US" fo:font-style="normal" fo:font-weight="normal" officeooo:rsid="01365f38" fo:background-color="transparent" loext:char-shading-value="0" style:font-style-asian="normal" style:font-weight-asian="normal" style:font-style-complex="normal" style:font-weight-complex="normal"/>
    </style:style>
    <style:style style:name="T164" style:family="text">
      <style:text-properties fo:language="en" fo:country="US" fo:font-style="normal" fo:font-weight="normal" officeooo:rsid="0137d2bc" fo:background-color="transparent" loext:char-shading-value="0" style:font-style-asian="normal" style:font-weight-asian="normal" style:font-style-complex="normal" style:font-weight-complex="normal"/>
    </style:style>
    <style:style style:name="T165" style:family="text">
      <style:text-properties fo:language="en" fo:country="US" fo:font-style="normal" fo:font-weight="normal" officeooo:rsid="01399838" fo:background-color="transparent" loext:char-shading-value="0" style:font-style-asian="normal" style:font-weight-asian="normal" style:font-style-complex="normal" style:font-weight-complex="normal"/>
    </style:style>
    <style:style style:name="T166" style:family="text">
      <style:text-properties fo:language="en" fo:country="US" fo:font-style="normal" fo:font-weight="normal" officeooo:rsid="013e9e88" fo:background-color="transparent" loext:char-shading-value="0" style:font-style-asian="normal" style:font-weight-asian="normal" style:font-style-complex="normal" style:font-weight-complex="normal"/>
    </style:style>
    <style:style style:name="T167" style:family="text">
      <style:text-properties fo:language="en" fo:country="US" fo:font-style="normal" fo:font-weight="normal" officeooo:rsid="0140085d" fo:background-color="transparent" loext:char-shading-value="0" style:font-style-asian="normal" style:font-weight-asian="normal" style:font-style-complex="normal" style:font-weight-complex="normal"/>
    </style:style>
    <style:style style:name="T168" style:family="text">
      <style:text-properties fo:language="en" fo:country="US"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169" style:family="text">
      <style:text-properties fo:language="en" fo:country="US" fo:font-style="normal" fo:font-weight="normal" officeooo:rsid="014c8dc7" fo:background-color="#dddddd" loext:char-shading-value="0" style:font-style-asian="normal" style:font-weight-asian="normal" style:font-style-complex="normal" style:font-weight-complex="normal"/>
    </style:style>
    <style:style style:name="T170" style:family="text">
      <style:text-properties fo:language="en" fo:country="US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71" style:family="text">
      <style:text-properties fo:language="en" fo:country="US" fo:font-style="normal" fo:font-weight="bold" officeooo:rsid="00d98ac1" fo:background-color="transparent" loext:char-shading-value="0" style:font-style-asian="normal" style:font-weight-asian="bold" style:font-style-complex="normal" style:font-weight-complex="bold"/>
    </style:style>
    <style:style style:name="T172" style:family="text">
      <style:text-properties fo:language="en" fo:country="US" fo:font-style="normal" fo:font-weight="bold" officeooo:rsid="00d675a6" fo:background-color="transparent" loext:char-shading-value="0" style:font-style-asian="normal" style:font-weight-asian="bold" style:font-style-complex="normal" style:font-weight-complex="bold"/>
    </style:style>
    <style:style style:name="T173" style:family="text">
      <style:text-properties fo:language="en" fo:country="US" fo:font-style="normal" fo:font-weight="bold" officeooo:rsid="0120ecf5" fo:background-color="transparent" loext:char-shading-value="0" style:font-style-asian="normal" style:font-weight-asian="bold" style:font-style-complex="normal" style:font-weight-complex="bold"/>
    </style:style>
    <style:style style:name="T174" style:family="text">
      <style:text-properties fo:language="en" fo:country="US" fo:font-style="normal" fo:font-weight="bold" officeooo:rsid="0123bc2f" fo:background-color="transparent" loext:char-shading-value="0" style:font-style-asian="normal" style:font-weight-asian="bold" style:font-style-complex="normal" style:font-weight-complex="bold"/>
    </style:style>
    <style:style style:name="T175" style:family="text">
      <style:text-properties fo:language="en" fo:country="US" fo:font-style="normal" fo:font-weight="bold" officeooo:rsid="0129fdbb" fo:background-color="transparent" loext:char-shading-value="0" style:font-style-asian="normal" style:font-weight-asian="bold" style:font-style-complex="normal" style:font-weight-complex="bold"/>
    </style:style>
    <style:style style:name="T176" style:family="text">
      <style:text-properties fo:language="en" fo:country="US" fo:font-style="normal" fo:font-weight="bold" officeooo:rsid="012d014e" fo:background-color="transparent" loext:char-shading-value="0" style:font-style-asian="normal" style:font-weight-asian="bold" style:font-style-complex="normal" style:font-weight-complex="bold"/>
    </style:style>
    <style:style style:name="T177" style:family="text">
      <style:text-properties fo:language="en" fo:country="US" fo:font-style="normal" fo:font-weight="bold" officeooo:rsid="01269f74" fo:background-color="transparent" loext:char-shading-value="0" style:font-style-asian="normal" style:font-weight-asian="bold" style:font-style-complex="normal" style:font-weight-complex="bold"/>
    </style:style>
    <style:style style:name="T178" style:family="text">
      <style:text-properties fo:language="en" fo:country="US" fo:font-style="normal" fo:font-weight="bold" officeooo:rsid="012eec0c" fo:background-color="transparent" loext:char-shading-value="0" style:font-style-asian="normal" style:font-weight-asian="bold" style:font-style-complex="normal" style:font-weight-complex="bold"/>
    </style:style>
    <style:style style:name="T179" style:family="text">
      <style:text-properties fo:language="en" fo:country="US" fo:font-style="normal" fo:font-weight="bold" officeooo:rsid="01311eef" fo:background-color="transparent" loext:char-shading-value="0" style:font-style-asian="normal" style:font-weight-asian="bold" style:font-style-complex="normal" style:font-weight-complex="bold"/>
    </style:style>
    <style:style style:name="T180" style:family="text">
      <style:text-properties fo:language="en" fo:country="US" fo:font-style="normal" fo:font-weight="bold" officeooo:rsid="01360ca3" fo:background-color="transparent" loext:char-shading-value="0" style:font-style-asian="normal" style:font-weight-asian="bold" style:font-style-complex="normal" style:font-weight-complex="bold"/>
    </style:style>
    <style:style style:name="T181" style:family="text">
      <style:text-properties fo:language="en" fo:country="US" fo:font-style="normal" fo:font-weight="bold" officeooo:rsid="013e9e88" fo:background-color="transparent" loext:char-shading-value="0" style:font-style-asian="normal" style:font-weight-asian="bold" style:font-style-complex="normal" style:font-weight-complex="bold"/>
    </style:style>
    <style:style style:name="T182" style:family="text">
      <style:text-properties fo:language="en" fo:country="US" fo:font-style="normal" fo:font-weight="bold" officeooo:rsid="0140085d" fo:background-color="transparent" loext:char-shading-value="0" style:font-style-asian="normal" style:font-weight-asian="bold" style:font-style-complex="normal" style:font-weight-complex="bold"/>
    </style:style>
    <style:style style:name="T183" style:family="text">
      <style:text-properties fo:language="en" fo:country="US" fo:font-style="normal" fo:font-weight="bold" officeooo:rsid="01365f38" fo:background-color="transparent" loext:char-shading-value="0" style:font-style-asian="normal" style:font-weight-asian="bold" style:font-style-complex="normal" style:font-weight-complex="bold"/>
    </style:style>
    <style:style style:name="T184" style:family="text">
      <style:text-properties fo:language="en" fo:country="US" fo:font-style="normal" fo:font-weight="bold" officeooo:rsid="014eb8e2" fo:background-color="transparent" loext:char-shading-value="0" style:font-style-asian="normal" style:font-weight-asian="bold" style:font-style-complex="normal" style:font-weight-complex="bold"/>
    </style:style>
    <style:style style:name="T185" style:family="text">
      <style:text-properties fo:language="en" fo:country="US" fo:font-style="normal" fo:font-weight="bold" officeooo:rsid="007d3450" fo:background-color="#fff200" loext:char-shading-value="0" style:font-style-asian="normal" style:font-weight-asian="bold" style:font-style-complex="normal" style:font-weight-complex="bold"/>
    </style:style>
    <style:style style:name="T186" style:family="text">
      <style:text-properties fo:language="en" fo:country="US" fo:font-style="normal" fo:font-weight="bold" officeooo:rsid="00f58793" fo:background-color="#fff200" loext:char-shading-value="0" style:font-style-asian="normal" style:font-weight-asian="bold" style:font-style-complex="normal" style:font-weight-complex="bold"/>
    </style:style>
    <style:style style:name="T187" style:family="text">
      <style:text-properties fo:language="en" fo:country="US" fo:font-style="normal" fo:font-weight="bold" officeooo:rsid="00fda410" fo:background-color="#fff200" loext:char-shading-value="0" style:font-style-asian="normal" style:font-weight-asian="bold" style:font-style-complex="normal" style:font-weight-complex="bold"/>
    </style:style>
    <style:style style:name="T188" style:family="text">
      <style:text-properties fo:language="en" fo:country="US" fo:font-style="normal" fo:font-weight="bold" officeooo:rsid="01318fdd" fo:background-color="#fff200" loext:char-shading-value="0" style:font-style-asian="normal" style:font-weight-asian="bold" style:font-style-complex="normal" style:font-weight-complex="bold"/>
    </style:style>
    <style:style style:name="T189" style:family="text">
      <style:text-properties fo:language="en" fo:country="US" officeooo:rsid="00136227"/>
    </style:style>
    <style:style style:name="T190" style:family="text">
      <style:text-properties fo:language="en" fo:country="US" fo:font-weight="bold" officeooo:rsid="00ab4647" fo:background-color="#fff200" loext:char-shading-value="0" style:font-weight-asian="bold" style:font-weight-complex="bold"/>
    </style:style>
    <style:style style:name="T191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192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193" style:family="text">
      <style:text-properties fo:language="en" fo:country="US" fo:font-weight="bold" officeooo:rsid="0075af38" fo:background-color="#fff200" loext:char-shading-value="0" style:font-weight-asian="bold" style:font-weight-complex="bold"/>
    </style:style>
    <style:style style:name="T194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195" style:family="text">
      <style:text-properties fo:language="en" fo:country="US" fo:font-weight="bold" officeooo:rsid="00db3515" fo:background-color="#fff200" loext:char-shading-value="0" style:font-weight-asian="bold" style:font-weight-complex="bold"/>
    </style:style>
    <style:style style:name="T196" style:family="text">
      <style:text-properties fo:language="en" fo:country="US" fo:font-weight="bold" officeooo:rsid="010b0b47" fo:background-color="#fff200" loext:char-shading-value="0" style:font-weight-asian="bold" style:font-weight-complex="bold"/>
    </style:style>
    <style:style style:name="T197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198" style:family="text">
      <style:text-properties fo:language="en" fo:country="US" fo:font-weight="bold" officeooo:rsid="00c2f5e1" fo:background-color="#fff200" loext:char-shading-value="0" style:font-weight-asian="bold" style:font-weight-complex="bold"/>
    </style:style>
    <style:style style:name="T199" style:family="text">
      <style:text-properties fo:language="en" fo:country="US" fo:font-weight="bold" officeooo:rsid="01476c93" fo:background-color="#fff200" loext:char-shading-value="0" style:font-weight-asian="bold" style:font-weight-complex="bold"/>
    </style:style>
    <style:style style:name="T200" style:family="text">
      <style:text-properties fo:language="en" fo:country="US" fo:font-weight="bold" officeooo:rsid="00136227" style:font-weight-asian="bold" style:font-weight-complex="bold"/>
    </style:style>
    <style:style style:name="T201" style:family="text">
      <style:text-properties fo:language="en" fo:country="US" fo:font-weight="bold" officeooo:rsid="00d88c8c" style:font-weight-asian="bold" style:font-weight-complex="bold"/>
    </style:style>
    <style:style style:name="T202" style:family="text">
      <style:text-properties fo:language="en" fo:country="US" fo:font-weight="bold" officeooo:rsid="00704232" style:font-weight-asian="bold" style:font-weight-complex="bold"/>
    </style:style>
    <style:style style:name="T203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204" style:family="text">
      <style:text-properties fo:language="en" fo:country="US" fo:font-weight="bold" officeooo:rsid="00d88c8c" fo:background-color="#dddddd" loext:char-shading-value="0" style:font-weight-asian="bold" style:font-weight-complex="bold"/>
    </style:style>
    <style:style style:name="T205" style:family="text">
      <style:text-properties fo:language="en" fo:country="US" fo:font-weight="bold" officeooo:rsid="0075af38" fo:background-color="#dddddd" loext:char-shading-value="0" style:font-weight-asian="bold" style:font-weight-complex="bold"/>
    </style:style>
    <style:style style:name="T206" style:family="text">
      <style:text-properties fo:language="en" fo:country="US" fo:font-weight="bold" officeooo:rsid="0079d6e4" fo:background-color="#dddddd" loext:char-shading-value="0" style:font-weight-asian="bold" style:font-weight-complex="bold"/>
    </style:style>
    <style:style style:name="T207" style:family="text">
      <style:text-properties fo:language="en" fo:country="US" fo:font-weight="bold" officeooo:rsid="01476c93" fo:background-color="#dddddd" loext:char-shading-value="0" style:font-weight-asian="bold" style:font-weight-complex="bold"/>
    </style:style>
    <style:style style:name="T208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209" style:family="text">
      <style:text-properties fo:language="en" fo:country="US" fo:font-weight="bold" officeooo:rsid="007bb7e8" fo:background-color="transparent" loext:char-shading-value="0" style:font-weight-asian="bold" style:font-weight-complex="bold"/>
    </style:style>
    <style:style style:name="T210" style:family="text">
      <style:text-properties fo:language="en" fo:country="US" fo:font-weight="bold" officeooo:rsid="007d3450" fo:background-color="transparent" loext:char-shading-value="0" style:font-weight-asian="bold" style:font-weight-complex="bold"/>
    </style:style>
    <style:style style:name="T211" style:family="text">
      <style:text-properties fo:language="en" fo:country="US" fo:font-weight="bold" officeooo:rsid="00db3515" fo:background-color="transparent" loext:char-shading-value="0" style:font-weight-asian="bold" style:font-weight-complex="bold"/>
    </style:style>
    <style:style style:name="T212" style:family="text">
      <style:text-properties fo:language="en" fo:country="US" fo:font-weight="bold" officeooo:rsid="00377c68" fo:background-color="transparent" loext:char-shading-value="0" style:font-weight-asian="bold" style:font-weight-complex="bold"/>
    </style:style>
    <style:style style:name="T213" style:family="text">
      <style:text-properties fo:language="en" fo:country="US" fo:font-weight="bold" officeooo:rsid="00f05b1d" fo:background-color="transparent" loext:char-shading-value="0" style:font-weight-asian="bold" style:font-weight-complex="bold"/>
    </style:style>
    <style:style style:name="T214" style:family="text">
      <style:text-properties fo:language="en" fo:country="US" fo:font-weight="bold" officeooo:rsid="00f236b6" fo:background-color="transparent" loext:char-shading-value="0" style:font-weight-asian="bold" style:font-weight-complex="bold"/>
    </style:style>
    <style:style style:name="T215" style:family="text">
      <style:text-properties fo:language="en" fo:country="US" fo:font-weight="bold" officeooo:rsid="00f33474" fo:background-color="transparent" loext:char-shading-value="0" style:font-weight-asian="bold" style:font-weight-complex="bold"/>
    </style:style>
    <style:style style:name="T216" style:family="text">
      <style:text-properties fo:language="en" fo:country="US" fo:font-weight="bold" officeooo:rsid="00f496d9" fo:background-color="transparent" loext:char-shading-value="0" style:font-weight-asian="bold" style:font-weight-complex="bold"/>
    </style:style>
    <style:style style:name="T217" style:family="text">
      <style:text-properties fo:language="en" fo:country="US" fo:font-weight="bold" officeooo:rsid="00f4dbba" fo:background-color="transparent" loext:char-shading-value="0" style:font-weight-asian="bold" style:font-weight-complex="bold"/>
    </style:style>
    <style:style style:name="T218" style:family="text">
      <style:text-properties fo:language="en" fo:country="US" fo:font-weight="bold" officeooo:rsid="00d675a6" fo:background-color="transparent" loext:char-shading-value="0" style:font-weight-asian="bold" style:font-weight-complex="bold"/>
    </style:style>
    <style:style style:name="T219" style:family="text">
      <style:text-properties fo:language="en" fo:country="US" fo:font-weight="bold" officeooo:rsid="00f7f935" fo:background-color="transparent" loext:char-shading-value="0" style:font-weight-asian="bold" style:font-weight-complex="bold"/>
    </style:style>
    <style:style style:name="T220" style:family="text">
      <style:text-properties fo:language="en" fo:country="US" fo:font-weight="bold" officeooo:rsid="00f88882" fo:background-color="transparent" loext:char-shading-value="0" style:font-weight-asian="bold" style:font-weight-complex="bold"/>
    </style:style>
    <style:style style:name="T221" style:family="text">
      <style:text-properties fo:language="en" fo:country="US" fo:font-weight="bold" officeooo:rsid="00fc9709" fo:background-color="transparent" loext:char-shading-value="0" style:font-weight-asian="bold" style:font-weight-complex="bold"/>
    </style:style>
    <style:style style:name="T222" style:family="text">
      <style:text-properties fo:language="en" fo:country="US" fo:font-weight="bold" officeooo:rsid="00fda410" fo:background-color="transparent" loext:char-shading-value="0" style:font-weight-asian="bold" style:font-weight-complex="bold"/>
    </style:style>
    <style:style style:name="T223" style:family="text">
      <style:text-properties fo:language="en" fo:country="US" fo:font-weight="bold" officeooo:rsid="00fdc18b" fo:background-color="transparent" loext:char-shading-value="0" style:font-weight-asian="bold" style:font-weight-complex="bold"/>
    </style:style>
    <style:style style:name="T224" style:family="text">
      <style:text-properties fo:language="en" fo:country="US" fo:font-weight="bold" officeooo:rsid="0100184f" fo:background-color="transparent" loext:char-shading-value="0" style:font-weight-asian="bold" style:font-weight-complex="bold"/>
    </style:style>
    <style:style style:name="T225" style:family="text">
      <style:text-properties fo:language="en" fo:country="US" fo:font-weight="bold" officeooo:rsid="010125bc" fo:background-color="transparent" loext:char-shading-value="0" style:font-weight-asian="bold" style:font-weight-complex="bold"/>
    </style:style>
    <style:style style:name="T226" style:family="text">
      <style:text-properties fo:language="en" fo:country="US" fo:font-weight="bold" officeooo:rsid="0107159b" fo:background-color="transparent" loext:char-shading-value="0" style:font-weight-asian="bold" style:font-weight-complex="bold"/>
    </style:style>
    <style:style style:name="T227" style:family="text">
      <style:text-properties fo:language="en" fo:country="US" fo:font-weight="bold" officeooo:rsid="010cb981" fo:background-color="transparent" loext:char-shading-value="0" style:font-weight-asian="bold" style:font-weight-complex="bold"/>
    </style:style>
    <style:style style:name="T228" style:family="text">
      <style:text-properties fo:language="en" fo:country="US" fo:font-weight="bold" officeooo:rsid="010ea9e7" fo:background-color="transparent" loext:char-shading-value="0" style:font-weight-asian="bold" style:font-weight-complex="bold"/>
    </style:style>
    <style:style style:name="T229" style:family="text">
      <style:text-properties fo:language="en" fo:country="US" fo:font-weight="bold" officeooo:rsid="011720e6" fo:background-color="transparent" loext:char-shading-value="0" style:font-weight-asian="bold" style:font-weight-complex="bold"/>
    </style:style>
    <style:style style:name="T230" style:family="text">
      <style:text-properties fo:language="en" fo:country="US" fo:font-weight="bold" officeooo:rsid="01180be4" fo:background-color="transparent" loext:char-shading-value="0" style:font-weight-asian="bold" style:font-weight-complex="bold"/>
    </style:style>
    <style:style style:name="T231" style:family="text">
      <style:text-properties fo:language="en" fo:country="US" fo:font-weight="bold" officeooo:rsid="011a1eb8" fo:background-color="transparent" loext:char-shading-value="0" style:font-weight-asian="bold" style:font-weight-complex="bold"/>
    </style:style>
    <style:style style:name="T232" style:family="text">
      <style:text-properties fo:language="en" fo:country="US" officeooo:rsid="0032ee51"/>
    </style:style>
    <style:style style:name="T233" style:family="text">
      <style:text-properties fo:language="en" fo:country="US" officeooo:rsid="00bb70dd"/>
    </style:style>
    <style:style style:name="T234" style:family="text">
      <style:text-properties fo:language="en" fo:country="US" officeooo:rsid="00704232"/>
    </style:style>
    <style:style style:name="T235" style:family="text">
      <style:text-properties officeooo:rsid="00d98ac1"/>
    </style:style>
    <style:style style:name="T236" style:family="text">
      <style:text-properties officeooo:rsid="00db3515"/>
    </style:style>
    <style:style style:name="T237" style:family="text">
      <style:text-properties officeooo:rsid="00e27fd1"/>
    </style:style>
    <style:style style:name="T238" style:family="text">
      <style:text-properties officeooo:rsid="00e40e7e"/>
    </style:style>
    <style:style style:name="T239" style:family="text">
      <style:text-properties officeooo:rsid="00e56d11"/>
    </style:style>
    <style:style style:name="T240" style:family="text">
      <style:text-properties officeooo:rsid="00e734d5"/>
    </style:style>
    <style:style style:name="T241" style:family="text">
      <style:text-properties officeooo:rsid="00377c68"/>
    </style:style>
    <style:style style:name="T242" style:family="text">
      <style:text-properties officeooo:rsid="00f236b6"/>
    </style:style>
    <style:style style:name="T243" style:family="text">
      <style:text-properties officeooo:rsid="00d675a6"/>
    </style:style>
    <style:style style:name="T244" style:family="text">
      <style:text-properties officeooo:rsid="00f88488"/>
    </style:style>
    <style:style style:name="T245" style:family="text">
      <style:text-properties officeooo:rsid="00f88882"/>
    </style:style>
    <style:style style:name="T246" style:family="text">
      <style:text-properties officeooo:rsid="00fc9709"/>
    </style:style>
    <style:style style:name="T247" style:family="text">
      <style:text-properties officeooo:rsid="00fda410"/>
    </style:style>
    <style:style style:name="T248" style:family="text">
      <style:text-properties officeooo:rsid="00fe2a69"/>
    </style:style>
    <style:style style:name="T249" style:family="text">
      <style:text-properties officeooo:rsid="010666a3"/>
    </style:style>
    <style:style style:name="T250" style:family="text">
      <style:text-properties officeooo:rsid="01073f49"/>
    </style:style>
    <style:style style:name="T251" style:family="text">
      <style:text-properties officeooo:rsid="0107dcdb"/>
    </style:style>
    <style:style style:name="T252" style:family="text">
      <style:text-properties fo:color="#999999" fo:language="en" fo:country="US" fo:font-weight="bold" officeooo:rsid="001e4eb8" style:font-weight-asian="bold" style:font-weight-complex="bold"/>
    </style:style>
    <style:style style:name="T253" style:family="text">
      <style:text-properties fo:color="#999999" fo:language="en" fo:country="US" fo:font-weight="bold" officeooo:rsid="01087ab0" style:font-weight-asian="bold" style:font-weight-complex="bold"/>
    </style:style>
    <style:style style:name="T254" style:family="text">
      <style:text-properties fo:color="#999999" fo:language="en" fo:country="US" fo:font-weight="bold" officeooo:rsid="00373dfb" style:font-weight-asian="bold" style:font-weight-complex="bold"/>
    </style:style>
    <style:style style:name="T255" style:family="text">
      <style:text-properties fo:color="#999999" fo:language="en" fo:country="US" fo:font-weight="bold" officeooo:rsid="01143e5a" style:font-weight-asian="bold" style:font-weight-complex="bold"/>
    </style:style>
    <style:style style:name="T256" style:family="text">
      <style:text-properties officeooo:rsid="0033d7b7"/>
    </style:style>
    <style:style style:name="T257" style:family="text">
      <style:text-properties officeooo:rsid="011bbf1a"/>
    </style:style>
    <style:style style:name="T258" style:family="text">
      <style:text-properties officeooo:rsid="01476c93"/>
    </style:style>
    <style:style style:name="T259" style:family="text">
      <style:text-properties officeooo:rsid="01495786"/>
    </style:style>
    <style:style style:name="T260" style:family="text">
      <style:text-properties officeooo:rsid="014a7728"/>
    </style:style>
    <style:style style:name="T261" style:family="text">
      <style:text-properties officeooo:rsid="014c8d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6">### <text:span text:style-name="T1">Intro</text:span> ###</text:p>
      <text:p text:style-name="P52"/>
      <text:p text:style-name="P72"><text:span text:style-name="T189">Here are some </text:span><text:span text:style-name="T190">Java </text:span><text:span text:style-name="T191">IDE</text:span><text:span text:style-name="T200"> </text:span><text:span text:style-name="T201">improvements</text:span><text:span text:style-name="T98">,</text:span></text:p>
      <text:p text:style-name="P72"><text:span text:style-name="T101">including</text:span><text:span text:style-name="T201"> Git and general improvements, </text:span><text:span text:style-name="T232">of </text:span><text:span text:style-name="T97">Eclipse </text:span><text:span text:style-name="T99">20</text:span><text:span text:style-name="T192">2</text:span><text:span text:style-name="T191">0</text:span><text:span text:style-name="T192">-</text:span><text:span text:style-name="T193">0</text:span><text:span text:style-name="T191">3</text:span><text:span text:style-name="T97">,</text:span></text:p>
      <text:p text:style-name="P56"><text:span text:style-name="T102">improvements </text:span><text:span text:style-name="T101">that have been added </text:span><text:span text:style-name="T203">since the last release in </text:span><text:span text:style-name="T205">D</text:span><text:span text:style-name="T204">ecember 2019</text:span><text:span text:style-name="T203"> </text:span><text:span text:style-name="T101">three months </text:span><text:span text:style-name="T103">ago</text:span><text:span text:style-name="T104">.</text:span></text:p>
      <text:p text:style-name="P6"/>
      <text:p text:style-name="P2"/>
      <text:p text:style-name="P54">### <text:span text:style-name="T43">Java </text:span>###</text:p>
      <text:p text:style-name="P49"/>
      <text:p text:style-name="P62"><text:span text:style-name="T194">Java 14 support</text:span><text:span text:style-name="T46"> i</text:span><text:span text:style-name="T47">s</text:span><text:span text:style-name="T46"> </text:span><text:span text:style-name="T194">not yet</text:span><text:span text:style-name="T46"> </text:span><text:span text:style-name="T210">built-in</text:span><text:span text:style-name="T46">,</text:span></text:p>
      <text:p text:style-name="P62"><text:span text:style-name="T45">due to the </text:span><text:span text:style-name="T209">Java 14 </text:span><text:span text:style-name="T45">release date only </text:span><text:span text:style-name="T209">one day before</text:span><text:span text:style-name="T45"> Eclipse 202</text:span><text:span text:style-name="T47">0</text:span><text:span text:style-name="T45">-0</text:span><text:span text:style-name="T47">3.</text:span></text:p>
      <text:p text:style-name="P57"><text:span text:style-name="T101">Instead,</text:span><text:span text:style-name="T47"> t</text:span><text:span text:style-name="T46">he </text:span><text:span text:style-name="T210">current preview </text:span><text:span text:style-name="T46">of the</text:span><text:span text:style-name="T210"> Java 14 support</text:span><text:span text:style-name="T46"> can be installed </text:span><text:span text:style-name="T194">via Eclipse Marketplace</text:span><text:span text:style-name="T46">.</text:span></text:p>
      <text:p text:style-name="P15"/>
      <text:p text:style-name="P62"><text:span text:style-name="T109">There are many</text:span><text:span text:style-name="T46"> </text:span><text:span text:style-name="T210">built-in features</text:span></text:p>
      <text:p text:style-name="P62"><text:span text:style-name="T101">that have been added </text:span><text:span text:style-name="T203">since the last release in </text:span><text:span text:style-name="T206">D</text:span><text:span text:style-name="T204">ecember</text:span><text:span text:style-name="T203"> </text:span><text:span text:style-name="T101">three months </text:span><text:span text:style-name="T103">ago</text:span><text:span text:style-name="T104">.</text:span></text:p>
      <text:p text:style-name="P12"/>
      <text:p text:style-name="P14"><text:span text:style-name="T235">The </text:span><text:span text:style-name="T30">Eclipse </text:span><text:span text:style-name="T21">IDE</text:span><text:span text:style-name="T30"> for </text:span><text:span text:style-name="T21">Enterprise Java</text:span><text:span text:style-name="T30">, </text:span><text:span text:style-name="T39">formerly known as Java EE,</text:span></text:p>
      <text:p text:style-name="P14"><text:span text:style-name="T37">comes with </text:span><text:span text:style-name="T26">Eclipse Wild Web Developer</text:span><text:span text:style-name="T37">,</text:span></text:p>
      <text:p text:style-name="P58"><text:span text:style-name="T140">which provides </text:span><text:span text:style-name="T171">state-of-the-art support </text:span><text:span text:style-name="T139">for </text:span><text:span text:style-name="T171">HTML</text:span><text:span text:style-name="T139">, </text:span><text:span text:style-name="T171">JavaScript</text:span><text:span text:style-name="T139">, </text:span><text:span text:style-name="T34">TypeScript</text:span><text:span text:style-name="T139">, </text:span><text:span text:style-name="T171">CSS</text:span><text:span text:style-name="T139"> and more,</text:span></text:p>
      <text:p text:style-name="P119"><text:span text:style-name="T139">for frameworks like </text:span><text:span text:style-name="T171">Angular</text:span><text:span text:style-name="T139">, </text:span><text:span text:style-name="T171">React</text:span><text:span text:style-name="T139">, </text:span><text:span text:style-name="T171">Kubernetes</text:span><text:span text:style-name="T139"> [ˌkuːbɐˈneːtəs] and more.</text:span></text:p>
      <text:p text:style-name="P59"/>
      <text:p text:style-name="P72"><text:span text:style-name="T237">But let's start with the </text:span><text:span text:style-name="T6">Java editor</text:span><text:span text:style-name="T236"> improvements.</text:span></text:p>
      <text:p text:style-name="P72"><text:span text:style-name="T101">We will look into w</text:span><text:span text:style-name="T105">hat Eclipse Wild Web Developer offers</text:span><text:span text:style-name="T101"> later.</text:span><text:span text:style-name="T236"> </text:span></text:p>
      <text:p text:style-name="P59"/>
      <text:p text:style-name="P98"><text:span text:style-name="T6">Code completion</text:span><text:span text:style-name="T236"> feels </text:span><text:span text:style-name="T6">much </text:span><text:span text:style-name="T195">smarter </text:span><text:span text:style-name="T199">now</text:span></text:p>
      <text:p text:style-name="P98"><text:span text:style-name="T236">with proposals</text:span><text:span text:style-name="T6"> </text:span><text:span text:style-name="T236">being prioritized that </text:span><text:span text:style-name="T6">match the declared type</text:span><text:span text:style-name="T236">.</text:span></text:p>
      <text:p text:style-name="P63"><text:span text:style-name="T7">S</text:span><text:span text:style-name="T4">ubtypes</text:span> <text:span text:style-name="T101">of the given type</text:span> are placed <text:span text:style-name="T7">at the top</text:span><text:span text:style-name="T238">, </text:span><text:span text:style-name="T101">that’s the whole trick.</text:span></text:p>
      <text:p text:style-name="P64">This works <text:span text:style-name="T239">after </text:span><text:span text:style-name="T30">new</text:span></text:p>
      <text:p text:style-name="P66"><text:span text:style-name="T239">[…] in a </text:span><text:span text:style-name="T8">joined</text:span><text:span text:style-name="T239"> and in a </text:span><text:span text:style-name="T8">split</text:span><text:span text:style-name="T239"> variable declaration</text:span></text:p>
      <text:p text:style-name="P65">[…] when getting a <text:span text:style-name="T4">field</text:span> or calling a <text:span text:style-name="T4">method</text:span></text:p>
      <text:p text:style-name="P66"><text:span text:style-name="T239">[…] as well when </text:span><text:span text:style-name="T8">s</text:span><text:span text:style-name="T9">pecifying a </text:span><text:span text:style-name="T8">parameter</text:span><text:span text:style-name="T239"> in a method call.</text:span></text:p>
      <text:p text:style-name="P67"/>
      <text:p text:style-name="P68"><text:span text:style-name="T236">There is a new content assist option, called </text:span><text:span text:style-name="T195">Show subword matches</text:span><text:span text:style-name="T236">,</text:span></text:p>
      <text:p text:style-name="P68"><text:span text:style-name="T236">which is </text:span><text:span text:style-name="T6">disabled by default</text:span><text:span text:style-name="T236">.</text:span></text:p>
      <text:p text:style-name="P71">In the preferences […] <text:span text:style-name="T30">Java</text:span> […] <text:span text:style-name="T30">Editor</text:span> […] <text:span text:style-name="T30">Content Assist</text:span> […]</text:p>
      <text:p text:style-name="P69"><text:span text:style-name="T240">it can be enabled via the new checkbox </text:span><text:span text:style-name="T22">Show subword matches.</text:span></text:p>
      <text:p text:style-name="P60"/>
      <text:p text:style-name="P61">When enabled,</text:p>
      <text:p text:style-name="P70"><text:span text:style-name="T195">identifiers</text:span><text:span text:style-name="T236"> made up </text:span><text:span text:style-name="T15">of </text:span><text:span text:style-name="T6">underscore</text:span><text:span text:style-name="T15">- o</text:span><text:span text:style-name="T236">r </text:span><text:span text:style-name="T211">camel-case</text:span><text:span text:style-name="T236">-separated words will be </text:span><text:span text:style-name="T194">matched</text:span></text:p>
      <text:p text:style-name="P113"><text:span text:style-name="T194">even</text:span><text:span text:style-name="T236"> when </text:span><text:span text:style-name="T194">words</text:span><text:span text:style-name="T211"> </text:span><text:span text:style-name="T87">are</text:span><text:span text:style-name="T211"> </text:span><text:span text:style-name="T194">omitted</text:span><text:span text:style-name="T16"> […] </text:span><text:span text:style-name="T17">or </text:span><text:span text:style-name="T6">word endings </text:span><text:span text:style-name="T15">are</text:span><text:span text:style-name="T6"> </text:span><text:span text:style-name="T46">omitted</text:span><text:span text:style-name="T236">.</text:span></text:p>
      <text:p text:style-name="P60"/>
      <text:p text:style-name="P72"><text:span text:style-name="T101">A</text:span><text:span text:style-name="T108">part from</text:span><text:span text:style-name="T101"> the content assist,</text:span><text:span text:style-name="T48"> </text:span></text:p>
      <text:p text:style-name="P72"><text:span text:style-name="T48">the </text:span><text:span text:style-name="T213">Eclipse Java </text:span><text:span text:style-name="T212">compiler</text:span><text:span text:style-name="T48"> has been improved i</text:span><text:span text:style-name="T91">n terms of</text:span><text:span text:style-name="T48"> </text:span><text:span text:style-name="T194">code analysis</text:span><text:span text:style-name="T48">:</text:span></text:p>
      <text:p text:style-name="P72"><text:span text:style-name="T48">the </text:span><text:span text:style-name="T212">annotation-based null</text:span><text:span text:style-name="T48"> analysis and the </text:span><text:span text:style-name="T212">resource leak</text:span><text:span text:style-name="T48"> analysis.</text:span></text:p>
      <text:p text:style-name="P13"/>
      <text:p text:style-name="P17">Assuming <text:span text:style-name="T2">annotation-based </text:span><text:span text:style-name="T27">null</text:span><text:span text:style-name="T241"> analysis</text:span> <text:span text:style-name="T242">is switched on</text:span></text:p>
      <text:p text:style-name="P73"><text:span text:style-name="T49">in </text:span><text:span text:style-name="T50">the </text:span><text:span text:style-name="T214">project preferences</text:span><text:span text:style-name="T50"> […] </text:span><text:span text:style-name="T114">Java Compiler</text:span><text:span text:style-name="T50"> […] </text:span><text:span text:style-name="T114">Errors/Warnings</text:span><text:span text:style-name="T50"> […] </text:span><text:span text:style-name="T114">Null analysis</text:span></text:p>
      <text:p text:style-name="P121"><text:span text:style-name="T50">v</text:span><text:span text:style-name="T55">ia</text:span><text:span text:style-name="T50"> the checkbox </text:span><text:span text:style-name="T110">Enable annotation-based null analysis</text:span><text:span text:style-name="T136">, </text:span><text:span text:style-name="T91">th</text:span><text:span text:style-name="T51">en you can specify, </text:span><text:span text:style-name="T101">for example</text:span><text:span text:style-name="T51">, a list o</text:span><text:span text:style-name="T55">f</text:span><text:span text:style-name="T51"> </text:span><text:span text:style-name="T215">non-</text:span><text:span text:style-name="T115">null</text:span><text:span text:style-name="T215"> values only</text:span><text:span text:style-name="T51">.</text:span></text:p>
      <text:p text:style-name="P74"><text:span text:style-name="T51">You will </text:span><text:span text:style-name="T215">get an error</text:span><text:span text:style-name="T51"> when you </text:span><text:span text:style-name="T215">add</text:span><text:span text:style-name="T51"> </text:span><text:span text:style-name="T115">null</text:span><text:span text:style-name="T51"> or a value that </text:span><text:span text:style-name="T215">might be </text:span><text:span text:style-name="T115">null</text:span><text:span text:style-name="T51">.</text:span></text:p>
      <text:p text:style-name="P75"><text:span text:style-name="T51">This is how annotation-based </text:span><text:span text:style-name="T132">null</text:span><text:span text:style-name="T51"> analysis works.</text:span></text:p>
      <text:p text:style-name="P78"><text:span text:style-name="T51">The tricky part is </text:span><text:span text:style-name="T52">w</text:span><text:span text:style-name="T55">hen it comes to</text:span><text:span text:style-name="T52"> </text:span><text:span text:style-name="T116">Generics</text:span></text:p>
      <text:p text:style-name="P78"><text:span text:style-name="T51">i</text:span><text:span text:style-name="T55">n combination with both,</text:span><text:span text:style-name="T51"> </text:span><text:span text:style-name="T215">annotated and </text:span><text:span text:style-name="T216">un</text:span><text:span text:style-name="T215">annotated</text:span><text:span text:style-name="T52"> code.</text:span></text:p>
      <text:p text:style-name="P27"/>
      <text:p text:style-name="P75"><text:span text:style-name="T52">If you </text:span><text:span text:style-name="T216">get</text:span><text:span text:style-name="T52"> something </text:span><text:span text:style-name="T216">from unannotated</text:span><text:span text:style-name="T52"> code, t</text:span><text:span text:style-name="T53">his might be </text:span><text:span text:style-name="T117">null</text:span><text:span text:style-name="T217"> or non-</text:span><text:span text:style-name="T117">null</text:span><text:span text:style-name="T53">. </text:span><text:span text:style-name="T101">That’s pretty clear.</text:span></text:p>
      <text:p text:style-name="P77"><text:span text:style-name="T49">But even if you pass a </text:span><text:span text:style-name="T218">collection o</text:span><text:span text:style-name="T219">f </text:span><text:span text:style-name="T218">non-</text:span><text:span text:style-name="T118">null</text:span><text:span text:style-name="T172"> </text:span><text:span text:style-name="T143">values</text:span><text:span text:style-name="T49"> </text:span><text:span text:style-name="T217">to</text:span><text:span text:style-name="T53"> something </text:span><text:span text:style-name="T217">unannotated</text:span><text:span text:style-name="T53">,</text:span></text:p>
      <text:p text:style-name="P16">this might lead to a <text:span text:style-name="T21">NullPointerException</text:span>.</text:p>
      <text:p text:style-name="P18">This is because there is no guarantee</text:p>
      <text:p text:style-name="P76"><text:span text:style-name="T49">that </text:span><text:span text:style-name="T54">on</text:span><text:span text:style-name="T49"> the </text:span><text:span text:style-name="T185">unannotated</text:span><text:span text:style-name="T141"> </text:span><text:span text:style-name="T142">side</text:span><text:span text:style-name="T141"> </text:span><text:span text:style-name="T110">null </text:span><text:span text:style-name="T186">is a</text:span><text:span text:style-name="T185">dd</text:span><text:span text:style-name="T186">ed</text:span><text:span text:style-name="T54"> </text:span><text:span text:style-name="T218">to</text:span><text:span text:style-name="T49"> the handed over collection.</text:span></text:p>
      <text:p text:style-name="P18"><text:span text:style-name="T18">For exactly this case,</text:span> a <text:span text:style-name="T33">new check</text:span> has been introduced, <text:span text:style-name="T244">called:</text:span></text:p>
      <text:p text:style-name="P39"><text:span text:style-name="T4">Unsafe conversion</text:span> of <text:span text:style-name="T4">annotated </text:span>parameterized type <text:span text:style-name="T4">to less-annotated</text:span> type.</text:p>
      <text:p text:style-name="P18"/>
      <text:p text:style-name="P19"><text:span text:style-name="T245">The </text:span><text:span text:style-name="T35">resource leak analysis</text:span> <text:span text:style-name="T18">which, in contrast, is enabled by default</text:span></text:p>
      <text:p text:style-name="P28">now works more accurate<text:span text:style-name="T258">ly</text:span> than before.</text:p>
      <text:p text:style-name="P78"><text:span text:style-name="T57">I</text:span><text:span text:style-name="T49">n a fluent API, </text:span><text:span text:style-name="T101">a</text:span><text:span text:style-name="T108">s</text:span><text:span text:style-name="T101"> in this example</text:span><text:span text:style-name="T56">,</text:span></text:p>
      <text:p text:style-name="P78"><text:span text:style-name="T56">the compiler now </text:span><text:span text:style-name="T220">examines the methods</text:span><text:span text:style-name="T56"> </text:span><text:span text:style-name="T91">and checks </text:span><text:span text:style-name="T56">whether they </text:span><text:span text:style-name="T185">return</text:span><text:span text:style-name="T110"> this</text:span><text:span text:style-name="T56">.</text:span></text:p>
      <text:p text:style-name="P79"><text:span text:style-name="T56">When </text:span><text:span text:style-name="T133">this</text:span><text:span text:style-name="T56"> is returned, the compiler knows for sure </text:span><text:span text:style-name="T91">that</text:span></text:p>
      <text:p text:style-name="P79"><text:span text:style-name="T56">the </text:span><text:span text:style-name="T194">l</text:span><text:span text:style-name="T199">eft-side</text:span><text:span text:style-name="T56"> </text:span><text:span text:style-name="T101">and not another</text:span><text:span text:style-name="T58"> </text:span><text:span text:style-name="T220">resource</text:span><text:span text:style-name="T56"> will be </text:span><text:span text:style-name="T194">closed</text:span></text:p>
      <text:p text:style-name="P79"><text:span text:style-name="T56">and </text:span><text:span text:style-name="T220">no warning</text:span><text:span text:style-name="T56"> has to be displayed.</text:span></text:p>
      <text:p text:style-name="P115"><text:span text:style-name="T101">Another thing is</text:span><text:span text:style-name="T56"> </text:span><text:span text:style-name="T59">that </text:span><text:span text:style-name="T88">if </text:span><text:span text:style-name="T194">potential</text:span><text:span text:style-name="T210"> resource leak</text:span><text:span text:style-name="T56"> </text:span><text:span text:style-name="T89">checking has been turned on,</text:span></text:p>
      <text:p text:style-name="P118">which is not the case by default,</text:p>
      <text:p text:style-name="P114"><text:span text:style-name="T56">a </text:span><text:span text:style-name="T194">potential resource leak</text:span><text:span text:style-name="T56"> </text:span><text:span text:style-name="T59">will</text:span><text:span text:style-name="T56"> </text:span><text:span text:style-name="T59">be </text:span><text:span text:style-name="T56">r</text:span><text:span text:style-name="T59">eported </text:span><text:span text:style-name="T101">in contrast to previous versions.</text:span></text:p>
      <text:p text:style-name="P28"/>
      <text:p text:style-name="P80"><text:span text:style-name="T56">T</text:span><text:span text:style-name="T44">o fix </text:span><text:span text:style-name="T60">such </text:span><text:span text:style-name="T44">resource leaks, the </text:span><text:span text:style-name="T110">Surround With</text:span><text:span text:style-name="T44"> menu </text:span><text:span text:style-name="T91">h</text:span><text:span text:style-name="T44">as </text:span><text:span text:style-name="T91">been </text:span><text:span text:style-name="T44">extended by </text:span><text:span text:style-name="T110">Try-with-resources Block</text:span><text:span text:style-name="T44">.</text:span></text:p>
      <text:p text:style-name="P80"><text:span text:style-name="T208">Select</text:span><text:span text:style-name="T44"> the </text:span><text:span text:style-name="T60">resource with or without where it is used, </text:span><text:span text:style-name="T61">[…]</text:span><text:span text:style-name="T60"> </text:span><text:span text:style-name="T221">right-click</text:span><text:span text:style-name="T60"> and choose </text:span><text:span text:style-name="T61">[…]</text:span></text:p>
      <text:p text:style-name="P81"><text:span text:style-name="T119">Surround With</text:span><text:span text:style-name="T60"> </text:span><text:span text:style-name="T61">[…]</text:span><text:span text:style-name="T60"> </text:span><text:span text:style-name="T110">Try-with-resources Block</text:span><text:span text:style-name="T56">.</text:span></text:p>
      <text:p text:style-name="P18"/>
      <text:p text:style-name="P20">There are also new<text:span text:style-name="T247"> </text:span><text:span text:style-name="T10">new </text:span><text:span text:style-name="T23">Quick Fixes </text:span><text:span text:style-name="T36">(Ctrl-1)</text:span><text:span text:style-name="T247">.</text:span></text:p>
      <text:p text:style-name="P20"/>
      <text:p text:style-name="P82"><text:span text:style-name="T62">O</text:span><text:span text:style-name="T63">ne quick fix is</text:span><text:span text:style-name="T62"> to </text:span><text:span text:style-name="T222">wrap</text:span><text:span text:style-name="T62"> a </text:span><text:span text:style-name="T60">statement </text:span><text:span text:style-name="T185">as Optional</text:span><text:span text:style-name="T62"> in one of three ways:</text:span></text:p>
      <text:p text:style-name="P7">- <text:span text:style-name="T30">Wrap with </text:span><text:span text:style-name="T32">nullable</text:span><text:span text:style-name="T30"> Optional</text:span></text:p>
      <text:p text:style-name="P8">- <text:span text:style-name="T30">Wrap with </text:span><text:span text:style-name="T32">Optional</text:span></text:p>
      <text:p text:style-name="P82"><text:span text:style-name="T221">- </text:span><text:span text:style-name="T110">Change to empty</text:span><text:span text:style-name="T119"> Optional</text:span></text:p>
      <text:p text:style-name="P40"/>
      <text:p text:style-name="P87"><text:span text:style-name="T63">There are </text:span><text:span text:style-name="T223">new Quick Fixes</text:span></text:p>
      <text:p text:style-name="P87"><text:span text:style-name="T63">for </text:span><text:span text:style-name="T223">missing a</text:span><text:span text:style-name="T224">nd</text:span><text:span text:style-name="T223"> duplicate</text:span><text:span text:style-name="T63"> </text:span><text:span text:style-name="T110">provides</text:span><text:span text:style-name="T60"> </text:span><text:span text:style-name="T63">and </text:span><text:span text:style-name="T110">uses</text:span><text:span text:style-name="T63"> </text:span><text:span text:style-name="T60">Javadoc</text:span><text:span text:style-name="T63"> tags </text:span><text:span text:style-name="T101">in the </text:span><text:span text:style-name="T130">module-info</text:span><text:span text:style-name="T101"> file</text:span><text:span text:style-name="T63">.</text:span></text:p>
      <text:p text:style-name="P83"><text:span text:style-name="T223">Since</text:span><text:span text:style-name="T63"> these fixes are offered </text:span><text:span text:style-name="T223">a</text:span><text:span text:style-name="T224">t</text:span><text:span text:style-name="T223"> Javadoc warnings</text:span><text:span text:style-name="T63">,</text:span></text:p>
      <text:p text:style-name="P85"><text:span text:style-name="T64">the compiler must be configured to display the</text:span><text:span text:style-name="T66">se</text:span><text:span text:style-name="T64"> Javadoc problems.</text:span></text:p>
      <text:p text:style-name="P84"><text:span text:style-name="T44">- </text:span><text:span text:style-name="T113">Remove </text:span><text:span text:style-name="T110">duplicate</text:span><text:span text:style-name="T113"> tag</text:span></text:p>
      <text:p text:style-name="P85"><text:span text:style-name="T64">- </text:span><text:span text:style-name="T120">Remove all</text:span><text:span text:style-name="T64"> or o</text:span><text:span text:style-name="T65">ne</text:span><text:span text:style-name="T64"> </text:span><text:span text:style-name="T110">missing</text:span><text:span text:style-name="T120"> tag</text:span></text:p>
      <text:p text:style-name="P29"/>
      <text:p text:style-name="P23"><text:span text:style-name="T248">T</text:span>here are <text:span text:style-name="T4">new clean-ups options</text:span> too,</text:p>
      <text:p text:style-name="P23"><text:span text:style-name="T19">wh</text:span><text:span text:style-name="T18">ich can be applied </text:span><text:span text:style-name="T14">manually</text:span><text:span text:style-name="T18"> or via </text:span><text:span text:style-name="T29">Save Actions</text:span><text:span text:style-name="T18"> automatically.</text:span></text:p>
      <text:p text:style-name="P24"/>
      <text:p text:style-name="P24"><text:span text:style-name="T248">I</text:span>n the <text:span text:style-name="T24">Unnecessary Code</text:span><text:span text:style-name="T243"> </text:span>tab, <text:span text:style-name="T246">[…]</text:span> <text:span text:style-name="T27">Operate on Maps directly</text:span></text:p>
      <text:p text:style-name="P88"><text:span text:style-name="T60">eliminates the indirection i</text:span><text:span text:style-name="T69">n</text:span><text:span text:style-name="T60"> </text:span><text:span text:style-name="T70">calls via </text:span><text:span text:style-name="T134">keySet</text:span><text:span text:style-name="T70"> or via </text:span><text:span text:style-name="T134">values</text:span><text:span text:style-name="T70">.</text:span></text:p>
      <text:p text:style-name="P88"><text:span text:style-name="T203">Note </text:span><text:span text:style-name="T207">that</text:span><text:span text:style-name="T101"> the </text:span><text:span text:style-name="T131">Map</text:span><text:span text:style-name="T107"> implementation </text:span><text:span text:style-name="T101">used</text:span><text:span text:style-name="T107"> </text:span><text:span text:style-name="T101">must follow the </text:span><text:span text:style-name="T130">Map</text:span><text:span text:style-name="T101"> specification,</text:span></text:p>
      <text:p text:style-name="P24"><text:span text:style-name="T18">otherwise this </text:span><text:span text:style-name="T20">clean-up </text:span><text:span text:style-name="T18">might b</text:span><text:span text:style-name="T20">reak</text:span><text:span text:style-name="T18"> your code.</text:span></text:p>
      <text:p text:style-name="P24"/>
      <text:p text:style-name="P121"><text:span text:style-name="T91">I</text:span><text:span text:style-name="T66">n the </text:span><text:span text:style-name="T118">Code Style</text:span><text:span text:style-name="T49"> </text:span><text:span text:style-name="T66">tab, </text:span><text:span text:style-name="T106">o</text:span><text:span text:style-name="T101">ne new little thing,</text:span><text:span text:style-name="T68"> </text:span></text:p>
      <text:p text:style-name="P116"><text:span text:style-name="T68">is to </text:span><text:span text:style-name="T110">Use uppercase for long literal suffix</text:span><text:span text:style-name="T60">.</text:span></text:p>
      <text:p text:style-name="P117"><text:span text:style-name="T64">T</text:span><text:span text:style-name="T90">he option</text:span><text:span text:style-name="T66"> </text:span><text:span text:style-name="T110">Simplify lambda expression</text:span><text:span text:style-name="T129"> and method reference syntax</text:span></text:p>
      <text:p text:style-name="P86"><text:span text:style-name="T67">removes </text:span><text:span text:style-name="T225">unnecessary brackets and </text:span><text:span text:style-name="T121">return</text:span><text:span text:style-name="T67">s</text:span></text:p>
      <text:p text:style-name="P86"><text:span text:style-name="T67">and replaces lambda expressions with </text:span><text:span text:style-name="T225">method references</text:span><text:span text:style-name="T67"> </text:span><text:span text:style-name="T101">where possible</text:span><text:span text:style-name="T67">.</text:span></text:p>
      <text:p text:style-name="P86"/>
      <text:p text:style-name="P20"><text:span text:style-name="T18">Speaking of</text:span> <text:span text:style-name="T4">lambda expression</text:span><text:span text:style-name="T11">s</text:span> and <text:span text:style-name="T4">method reference</text:span><text:span text:style-name="T11">s</text:span><text:span text:style-name="T249">,</text:span></text:p>
      <text:p text:style-name="P89"><text:span text:style-name="T71">this</text:span><text:span text:style-name="T60"> can </text:span><text:span text:style-name="T71">now </text:span><text:span text:style-name="T60">be used </text:span><text:span text:style-name="T221">in </text:span><text:span text:style-name="T187">breakpoint conditions</text:span><text:span text:style-name="T60"> </text:span><text:span text:style-name="T71">and</text:span><text:span text:style-name="T60"> in </text:span><text:span text:style-name="T71">the </text:span><text:span text:style-name="T110">Expressions</text:span><text:span text:style-name="T60"> </text:span><text:span text:style-name="T221">view</text:span><text:span text:style-name="T60">.</text:span></text:p>
      <text:p text:style-name="P90"><text:span text:style-name="T101">For example, this can be handy</text:span><text:span text:style-name="T72"> to </text:span><text:span text:style-name="T226">stop</text:span><text:span text:style-name="T72"> at a breakpoint only </text:span><text:span text:style-name="T226">when</text:span><text:span text:style-name="T72"> a given list </text:span><text:span text:style-name="T226">contains a</text:span><text:span text:style-name="T72"> particular </text:span><text:span text:style-name="T226">element</text:span><text:span text:style-name="T72">.</text:span></text:p>
      <text:p text:style-name="P20">The same works also in the <text:span text:style-name="T21">Expression</text:span> view.</text:p>
      <text:p text:style-name="P3"/>
      <text:p text:style-name="P3"/>
      <text:p text:style-name="P91"><text:span text:style-name="T252">### </text:span><text:span text:style-name="T254">G</text:span><text:span text:style-name="T253">eneral </text:span><text:span text:style-name="T252">###</text:span></text:p>
      <text:p text:style-name="P50"/>
      <text:p text:style-name="P21"><text:span text:style-name="T38">Have you noticed it</text:span>, in the header of the <text:span text:style-name="T27">Console</text:span><text:span text:style-name="T4"> view</text:span>,</text:p>
      <text:p text:style-name="P21"><text:span text:style-name="T18">in addition to the start time,</text:span><text:span text:style-name="T250"> </text:span>the <text:span text:style-name="T36">end time</text:span> is <text:span text:style-name="T259">now </text:span>displayed.</text:p>
      <text:p text:style-name="P9"/>
      <text:p text:style-name="P122"><text:span text:style-name="T100">Another small improvement is</text:span><text:span text:style-name="T93"> t</text:span><text:span text:style-name="T92">hat the </text:span><text:span text:style-name="T73">Console option </text:span><text:span text:style-name="T111">In</text:span><text:span text:style-name="T110">terprete ASCII control characters</text:span></text:p>
      <text:p text:style-name="P22">now applies, <text:span text:style-name="T18">in addition to backspaces and carriage returns,</text:span></text:p>
      <text:p text:style-name="P22">to <text:span text:style-name="T36">form feeds</text:span><text:span text:style-name="T251"> and </text:span><text:span text:style-name="T36">vertical tabs</text:span>.</text:p>
      <text:p text:style-name="P20"/>
      <text:p text:style-name="P3"/>
      <text:p text:style-name="P91"><text:span text:style-name="T252">### </text:span><text:span text:style-name="T254">G</text:span><text:span text:style-name="T253">it </text:span><text:span text:style-name="T252">###</text:span></text:p>
      <text:p text:style-name="P50"/>
      <text:p text:style-name="P25">Git support has been improved as well.</text:p>
      <text:p text:style-name="P30"/>
      <text:p text:style-name="P93"><text:span text:style-name="T76">When </text:span><text:span text:style-name="T77">doing </text:span><text:span text:style-name="T122">Compare With</text:span><text:span text:style-name="T77"> […] </text:span><text:span text:style-name="T122">Commit</text:span><text:span text:style-name="T77"> […]</text:span></text:p>
      <text:p text:style-name="P93"><text:span text:style-name="T78">in</text:span><text:span text:style-name="T77"> the </text:span><text:span text:style-name="T227">dialog, </text:span><text:span text:style-name="T78">the same</text:span><text:span text:style-name="T77"> </text:span><text:span text:style-name="T187">search field</text:span><text:span text:style-name="T78"> </text:span><text:span text:style-name="T77">as </text:span><text:span text:style-name="T78">in the</text:span><text:span text:style-name="T77"> </text:span><text:span text:style-name="T122">History</text:span><text:span text:style-name="T77"> view</text:span></text:p>
      <text:p text:style-name="P93"><text:span text:style-name="T80">can be used </text:span><text:span text:style-name="T101">to find the commit to compare with.</text:span></text:p>
      <text:p text:style-name="P31"/>
      <text:p text:style-name="P94"><text:span text:style-name="T77">I</text:span><text:span text:style-name="T44">n the </text:span><text:span text:style-name="T113">Git Repositories</text:span><text:span text:style-name="T44"> view, </text:span><text:span text:style-name="T77">[…]</text:span></text:p>
      <text:p text:style-name="P123"><text:span text:style-name="T81">in </text:span><text:span text:style-name="T77">t</text:span><text:span text:style-name="T81">he </text:span><text:span text:style-name="T112">Repository Group</text:span><text:span text:style-name="T144"> </text:span><text:span text:style-name="T145">[…]</text:span><text:span text:style-name="T218"> </text:span><text:span text:style-name="T228">right-click menu</text:span><text:span text:style-name="T81"> </text:span><text:span text:style-name="T78">h</text:span><text:span text:style-name="T94">as</text:span><text:span text:style-name="T78"> two a</text:span><text:span text:style-name="T94">dditional</text:span><text:span text:style-name="T78"> items.</text:span></text:p>
      <text:p text:style-name="P124"><text:span text:style-name="T78">Y</text:span><text:span text:style-name="T95">ou can </text:span><text:span text:style-name="T112">Switch Repositories To</text:span><text:span text:style-name="T81"> a same named branch </text:span><text:span text:style-name="T79">at once</text:span><text:span text:style-name="T81"> and</text:span></text:p>
      <text:p text:style-name="P95"><text:span text:style-name="T44">do a </text:span><text:span text:style-name="T112">Pull</text:span><text:span text:style-name="T44"> on each of the grouped repositories </text:span><text:span text:style-name="T79">at once</text:span><text:span text:style-name="T44">.</text:span></text:p>
      <text:p text:style-name="P36"/>
      <text:p text:style-name="P96"><text:span text:style-name="T82">The </text:span><text:span text:style-name="T112">Push</text:span><text:span text:style-name="T82"> and </text:span><text:span text:style-name="T112">Fetch</text:span><text:span text:style-name="T82"> items g</text:span><text:span text:style-name="T96">ive </text:span><text:span text:style-name="T82">the </text:span><text:span text:style-name="T229">name of the remote</text:span></text:p>
      <text:p text:style-name="P96"><text:span text:style-name="T82">instead of </text:span><text:span text:style-name="T83">saying </text:span><text:span text:style-name="T82">"… to or from Upstreams".</text:span></text:p>
      <text:p text:style-name="P11">This is useful if you have more than one remote</text:p>
      <text:p text:style-name="P11">or when using more meaningful names for the remote than <text:span text:style-name="T30">origin</text:span>.</text:p>
      <text:p text:style-name="P32"/>
      <text:p text:style-name="P97"><text:span text:style-name="T230">Two</text:span><text:span text:style-name="T84"> </text:span><text:span text:style-name="T230">branches</text:span><text:span text:style-name="T84"> or </text:span><text:span text:style-name="T230">tags</text:span><text:span text:style-name="T84"> </text:span><text:span text:style-name="T85">can be </text:span><text:span text:style-name="T86">compared</text:span></text:p>
      <text:p text:style-name="P97"><text:span text:style-name="T86">by</text:span><text:span text:style-name="T85"> select</text:span><text:span text:style-name="T86">ing them, right-clicking and </text:span><text:span text:style-name="T85">c</text:span><text:span text:style-name="T86">hoosing </text:span><text:span text:style-name="T112">Compare with Each Other</text:span><text:span text:style-name="T86">.</text:span></text:p>
      <text:p text:style-name="P37"/>
      <text:p text:style-name="P97"><text:span text:style-name="T231">Here</text:span><text:span text:style-name="T86"> </text:span><text:span text:style-name="T77">[…] </text:span><text:span text:style-name="T86">and in the </text:span><text:span text:style-name="T123">History</text:span><text:span text:style-name="T231"> view</text:span><text:span text:style-name="T86"> </text:span><text:span text:style-name="T101">when two commits are selected</text:span><text:span text:style-name="T86">,</text:span></text:p>
      <text:p text:style-name="P33">you can now <text:span text:style-name="T28">Show</text:span><text:span text:style-name="T30"> </text:span><text:span text:style-name="T31">the</text:span><text:span text:style-name="T30"> </text:span><text:span text:style-name="T28">Unified Diff</text:span>.</text:p>
      <text:p text:style-name="P34"><text:span text:style-name="T257">This diff </text:span><text:span text:style-name="T18">in the unified format</text:span> <text:span text:style-name="T257">can be </text:span><text:span text:style-name="T13">saved</text:span><text:span text:style-name="T257"> via […] </text:span><text:span text:style-name="T25">File</text:span><text:span text:style-name="T257"> […] </text:span><text:span text:style-name="T25">Save As</text:span><text:span text:style-name="T257">.</text:span></text:p>
      <text:p text:style-name="P37"/>
      <text:p text:style-name="P4"/>
      <text:p text:style-name="P93"><text:span text:style-name="T252">### </text:span><text:span text:style-name="T254">W</text:span><text:span text:style-name="T255">eb</text:span><text:span text:style-name="T253"> </text:span><text:span text:style-name="T252">###</text:span></text:p>
      <text:p text:style-name="P51"/>
      <text:p text:style-name="P26"><text:span text:style-name="T4">Hello web developer,</text:span> <text:span text:style-name="T36">Eclipse is back</text:span>!</text:p>
      <text:p text:style-name="P99"><text:span text:style-name="T139">Eclipse </text:span><text:span text:style-name="T112">Wild Web Developer</text:span><text:span text:style-name="T174"> </text:span></text:p>
      <text:p text:style-name="P99"><text:span text:style-name="T168">with state of the art support for HTML, JavaScript, CSS and o</text:span><text:span text:style-name="T169">ther common languages and formats used in web development</text:span></text:p>
      <text:p text:style-name="P99"><text:span text:style-name="T173">can be</text:span><text:span text:style-name="T146"> </text:span><text:span text:style-name="T173">installed</text:span><text:span text:style-name="T146"> </text:span><text:span text:style-name="T173">via</text:span><text:span text:style-name="T146"> the Eclipse </text:span><text:span text:style-name="T173">Marketplace</text:span></text:p>
      <text:p text:style-name="P99"><text:span text:style-name="T146">in case you don't u</text:span><text:span text:style-name="T149">se</text:span><text:span text:style-name="T146"> </text:span><text:span text:style-name="T147">the </text:span><text:span text:style-name="T135">Eclipse </text:span><text:span text:style-name="T124">IDE</text:span><text:span text:style-name="T135"> for </text:span><text:span text:style-name="T124">Enterprise Java</text:span><text:span text:style-name="T135"> Developers</text:span></text:p>
      <text:p text:style-name="P99"><text:span text:style-name="T146">which, </text:span><text:span text:style-name="T168">as mentioned before,</text:span><text:span text:style-name="T146"> a</text:span><text:span text:style-name="T148">lready includes</text:span><text:span text:style-name="T146"> it.</text:span></text:p>
      <text:p text:style-name="P42"/>
      <text:p text:style-name="P100"><text:span text:style-name="T146">B</text:span><text:span text:style-name="T150">y default, HTML file</text:span><text:span text:style-name="T149">s</text:span><text:span text:style-name="T150"> a</text:span><text:span text:style-name="T149">re</text:span><text:span text:style-name="T150"> opened with the old HTML editor.</text:span></text:p>
      <text:p text:style-name="P101"><text:span text:style-name="T151">The </text:span><text:span text:style-name="T175">old</text:span><text:span text:style-name="T151"> editor has to be used for </text:span><text:span text:style-name="T175">JSP</text:span><text:span text:style-name="T151">, but for plain HTML </text:span><text:span text:style-name="T175">you can choose</text:span><text:span text:style-name="T151">.</text:span></text:p>
      <text:p text:style-name="P47">By the way,</text:p>
      <text:p text:style-name="P112"><text:span text:style-name="T181">d</text:span><text:span text:style-name="T175">rag'n'drop</text:span><text:span text:style-name="T181"> </text:span><text:span text:style-name="T182">of text</text:span><text:span text:style-name="T166"> now </text:span><text:span text:style-name="T167">also </text:span><text:span text:style-name="T166">works</text:span><text:span text:style-name="T167"> </text:span><text:span text:style-name="T151">i</text:span><text:span text:style-name="T166">n the </text:span><text:span text:style-name="T181">old HTML</text:span><text:span text:style-name="T166"> and </text:span><text:span text:style-name="T181">old</text:span><text:span text:style-name="T175"> XML </text:span><text:span text:style-name="T167">editor.</text:span></text:p>
      <text:p text:style-name="P48">The new editor is implemented as a Generic Text Editor extension.</text:p>
      <text:p text:style-name="P102"><text:span text:style-name="T153">So, </text:span><text:span text:style-name="T176">ri</text:span><text:span text:style-name="T170">ght-click</text:span><text:span text:style-name="T138"> and choose </text:span><text:span text:style-name="T113">Open With</text:span><text:span text:style-name="T138"> </text:span><text:span text:style-name="T152">[…] </text:span><text:span text:style-name="T187">Generic Text Editor</text:span></text:p>
      <text:p text:style-name="P102"><text:span text:style-name="T138">to switch to the new </text:span><text:span text:style-name="T153">HTML </text:span><text:span text:style-name="T138">editor.</text:span></text:p>
      <text:p text:style-name="P43"/>
      <text:p text:style-name="P104"><text:span text:style-name="T154">The new editor </text:span><text:span text:style-name="T155">supports</text:span><text:span text:style-name="T154"> </text:span><text:span text:style-name="T187">CSS</text:span><text:span text:style-name="T157"> </text:span><text:span text:style-name="T177">internal</text:span><text:span text:style-name="T154"> </text:span><text:span text:style-name="T152">[…]</text:span><text:span text:style-name="T155"> and </text:span><text:span text:style-name="T178">external</text:span><text:span text:style-name="T155">.</text:span></text:p>
      <text:p text:style-name="P103"><text:span text:style-name="T155">H</text:span><text:span text:style-name="T157">old</text:span><text:span text:style-name="T155"> </text:span><text:span text:style-name="T125">Ctrl</text:span><text:span text:style-name="T155"> </text:span><text:span text:style-name="T178">w</text:span><text:span text:style-name="T179">hile</text:span><text:span text:style-name="T155"> </text:span><text:span text:style-name="T178">click</text:span><text:span text:style-name="T179">ing</text:span><text:span text:style-name="T155"> to </text:span><text:span text:style-name="T178">open</text:span><text:span text:style-name="T155"> the </text:span><text:span text:style-name="T157">linked </text:span><text:span text:style-name="T155">file.</text:span></text:p>
      <text:p text:style-name="P41">Also for <text:span text:style-name="T3">CSS</text:span>, <text:span text:style-name="T3">JavaScript</text:span>, <text:span text:style-name="T3">XML</text:span> and <text:span text:style-name="T3">JSON</text:span> [ˈdʒeɪsən]</text:p>
      <text:p text:style-name="P105"><text:span text:style-name="T154">you c</text:span><text:span text:style-name="T158">an </text:span><text:span text:style-name="T160">choose between</text:span><text:span text:style-name="T154"> the </text:span><text:span text:style-name="T187">old </text:span><text:span text:style-name="T188">editor</text:span><text:span text:style-name="T154"> </text:span><text:span text:style-name="T168">which is used by default</text:span></text:p>
      <text:p text:style-name="P105"><text:span text:style-name="T159">a</text:span><text:span text:style-name="T154">nd the </text:span><text:span text:style-name="T112">Generic Text Editor</text:span><text:span text:style-name="T154">.</text:span></text:p>
      <text:p text:style-name="P106"><text:span text:style-name="T168">In contrast to the old editor,</text:span><text:span text:style-name="T158"> </text:span><text:span text:style-name="T160">the </text:span><text:span text:style-name="T126">Generic Text Editor</text:span><text:span text:style-name="T158"> </text:span><text:span text:style-name="T160">also supports</text:span></text:p>
      <text:p text:style-name="P107"><text:span text:style-name="T160">t</text:span><text:span text:style-name="T155">he style sheet formats </text:span><text:span text:style-name="T187">Sass</text:span><text:span text:style-name="T156"> </text:span><text:span text:style-name="T152">[…]</text:span><text:span text:style-name="T156"> </text:span><text:span text:style-name="T187">Less</text:span><text:span text:style-name="T155"> </text:span><text:span text:style-name="T152">[…]</text:span></text:p>
      <text:p text:style-name="P107"><text:span text:style-name="T161">the JavaScript alternative </text:span><text:span text:style-name="T187">TypeScript</text:span><text:span text:style-name="T161">.</text:span></text:p>
      <text:p text:style-name="P108"><text:span text:style-name="T161">a</text:span><text:span text:style-name="T138">nd frameworks like </text:span><text:span text:style-name="T187">Angular</text:span><text:span text:style-name="T138">, </text:span><text:span text:style-name="T187">React</text:span><text:span text:style-name="T138"> and </text:span><text:span text:style-name="T187">jQuery</text:span><text:span text:style-name="T138">.</text:span></text:p>
      <text:p text:style-name="P44"/>
      <text:p text:style-name="P112"><text:span text:style-name="T163">This is implemented </text:span><text:span text:style-name="T167">by</text:span><text:span text:style-name="T163"> so-called </text:span><text:span text:style-name="T187">language servers</text:span><text:span text:style-name="T163">.</text:span></text:p>
      <text:p text:style-name="P112"><text:span text:style-name="T163">Some of t</text:span><text:span text:style-name="T166">hem</text:span><text:span text:style-name="T163"> are taken from </text:span><text:span text:style-name="T127">Visual Studio </text:span><text:span text:style-name="T128">C</text:span><text:span text:style-name="T127">ode</text:span></text:p>
      <text:p text:style-name="P112"><text:span text:style-name="T163">a</text:span><text:span text:style-name="T167">nd those</text:span><text:span text:style-name="T163"> are written in </text:span><text:span text:style-name="T183">TypeScript</text:span><text:span text:style-name="T163">,</text:span></text:p>
      <text:p text:style-name="P112"><text:span text:style-name="T163">that's why </text:span><text:bookmark text:name="firstHeading"/><text:span text:style-name="T182">Node.js</text:span><text:span text:style-name="T167"> [node J S]</text:span><text:span text:style-name="T163"> h</text:span><text:span text:style-name="T167">ave to</text:span><text:span text:style-name="T163"> be installed to run them.</text:span></text:p>
      <text:p text:style-name="P111"><text:span text:style-name="T168">In contrast,</text:span><text:span text:style-name="T138"> the </text:span><text:span text:style-name="T163">language servers </text:span><text:span text:style-name="T138">for the </text:span><text:span text:style-name="T170">XML formats</text:span><text:span text:style-name="T138"> are written in </text:span><text:span text:style-name="T170">Java</text:span><text:span text:style-name="T138">,</text:span></text:p>
      <text:p text:style-name="P47">also being offered as an extension for Visual Studio Code.</text:p>
      <text:p text:style-name="P44"/>
      <text:p text:style-name="P109"><text:span text:style-name="T180">L</text:span><text:span text:style-name="T182">anguage</text:span><text:span text:style-name="T180"> support</text:span><text:span text:style-name="T162"> </text:span><text:span text:style-name="T180">via</text:span><text:span text:style-name="T162"> these </text:span><text:span text:style-name="T180">language server</text:span><text:span text:style-name="T184">s</text:span><text:span text:style-name="T162"> covers </text:span><text:span text:style-name="T167">for instance</text:span></text:p>
      <text:p text:style-name="P109"><text:span text:style-name="T162">- </text:span><text:span text:style-name="T180">syntax</text:span><text:span text:style-name="T162"> </text:span><text:span text:style-name="T187">highlighting</text:span><text:span text:style-name="T155"> </text:span><text:span text:style-name="T152">[…]</text:span></text:p>
      <text:p text:style-name="P109"><text:span text:style-name="T162">- </text:span><text:span text:style-name="T187">code completion</text:span><text:span text:style-name="T162"> </text:span><text:span text:style-name="T152">[…]</text:span></text:p>
      <text:p text:style-name="P110"><text:span text:style-name="T161">- </text:span><text:span text:style-name="T187">navigating</text:span><text:span text:style-name="T162"> </text:span><text:span text:style-name="T152">[…]</text:span></text:p>
      <text:p text:style-name="P110"><text:span text:style-name="T163">- </text:span><text:span text:style-name="T187">renaming</text:span><text:span text:style-name="T162"> </text:span><text:span text:style-name="T152">[…]</text:span></text:p>
      <text:p text:style-name="P110"><text:span text:style-name="T152">- </text:span><text:span text:style-name="T165">and </text:span><text:span text:style-name="T164">finding </text:span><text:span text:style-name="T187">references</text:span><text:span text:style-name="T164">,</text:span></text:p>
      <text:p text:style-name="P46">without being confused by variables with the same name.</text:p>
      <text:p text:style-name="P45"/>
      <text:p text:style-name="P35"/>
      <text:p text:style-name="P55">### Outro ###</text:p>
      <text:p text:style-name="P53"/>
      <text:p text:style-name="P38"><text:span text:style-name="T40">These were some of the </text:span><text:span text:style-name="T5">Java </text:span><text:span text:style-name="T12">IDE</text:span><text:span text:style-name="T40"> improvements</text:span></text:p>
      <text:p text:style-name="P92"><text:span text:style-name="T233">of the </text:span><text:span text:style-name="T202">quarterly </text:span><text:span text:style-name="T74">Rolling</text:span><text:span text:style-name="T75"> Release </text:span><text:span text:style-name="T198">M</text:span><text:span text:style-name="T196">arch</text:span><text:span text:style-name="T197"> 202</text:span><text:span text:style-name="T196">0</text:span><text:span text:style-name="T234">.</text:span></text:p>
      <text:p text:style-name="P38"/>
      <text:p text:style-name="P10">If you <text:span text:style-name="T256">have missed</text:span> some versions, you might want to watch the previous videos, too.</text:p>
      <text:p text:style-name="P1"/>
      <text:p text:style-name="P5"><text:span text:style-name="T41">Thank</text:span><text:span text:style-name="T42">s</text:span> for watching and <text:span text:style-name="T41">happy coding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14T08:46:58.207000000</meta:creation-date>
    <dc:date>2020-03-17T12:33:51.507000000</dc:date>
    <meta:editing-duration>P1DT4H17M36S</meta:editing-duration>
    <meta:editing-cycles>190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151" meta:word-count="1365" meta:character-count="7947" meta:non-whitespace-character-count="6729"/>
  </office:meta>
</office:document-meta>
</file>